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268d6a" officeooo:paragraph-rsid="03268d6a"/>
    </style:style>
    <style:style style:name="P37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2" style:family="paragraph" style:parent-style-name="Text_20_body">
      <style:text-properties officeooo:rsid="02f2b434" officeooo:paragraph-rsid="03268d6a"/>
    </style:style>
    <style:style style:name="P37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4" style:family="paragraph" style:parent-style-name="Text_20_body">
      <style:text-properties fo:font-weight="bold" officeooo:rsid="0328b984" officeooo:paragraph-rsid="0328b984" style:font-weight-asian="bold" style:font-weight-complex="bold"/>
    </style:style>
    <style:style style:name="P375" style:family="paragraph" style:parent-style-name="Text_20_body">
      <style:text-properties officeooo:rsid="0334f207" officeooo:paragraph-rsid="0334f207"/>
    </style:style>
    <style:style style:name="P376" style:family="paragraph" style:parent-style-name="Text_20_body">
      <style:text-properties officeooo:rsid="0328b984" officeooo:paragraph-rsid="0328b984"/>
    </style:style>
    <style:style style:name="P377"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8" style:family="paragraph" style:parent-style-name="Text_20_body">
      <style:text-properties officeooo:rsid="02f2b434" officeooo:paragraph-rsid="0328b984"/>
    </style:style>
    <style:style style:name="P379" style:family="paragraph" style:parent-style-name="Text_20_body">
      <style:text-properties fo:font-style="normal" officeooo:rsid="0328b984" officeooo:paragraph-rsid="0328b984" style:font-style-asian="normal" style:font-style-complex="normal"/>
    </style:style>
    <style:style style:name="P380" style:family="paragraph" style:parent-style-name="Text_20_body">
      <style:text-properties fo:font-style="normal" officeooo:rsid="0331cc95" officeooo:paragraph-rsid="0331cc95" style:font-style-asian="normal" style:font-style-complex="normal"/>
    </style:style>
    <style:style style:name="P381" style:family="paragraph" style:parent-style-name="Standard">
      <style:text-properties officeooo:rsid="002f5937" officeooo:paragraph-rsid="002f5937"/>
    </style:style>
    <style:style style:name="P38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5" style:family="paragraph" style:parent-style-name="Standard">
      <style:text-properties officeooo:rsid="0127360f" officeooo:paragraph-rsid="0128483e"/>
    </style:style>
    <style:style style:name="P38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7" style:family="paragraph" style:parent-style-name="Standard">
      <style:text-properties officeooo:rsid="00368350" officeooo:paragraph-rsid="00368350"/>
    </style:style>
    <style:style style:name="P388" style:family="paragraph" style:parent-style-name="Text_20_body">
      <style:text-properties officeooo:rsid="0129e43d" officeooo:paragraph-rsid="0129e43d"/>
    </style:style>
    <style:style style:name="P389" style:family="paragraph" style:parent-style-name="Standard" style:list-style-name="L17">
      <style:text-properties fo:font-size="12pt" officeooo:paragraph-rsid="0129e43d" style:font-size-asian="12pt" style:font-size-complex="12pt"/>
    </style:style>
    <style:style style:name="P390" style:family="paragraph" style:parent-style-name="Standard" style:list-style-name="L17">
      <style:text-properties fo:font-size="12pt" officeooo:rsid="01d62c85" officeooo:paragraph-rsid="01d62c85" style:font-size-asian="12pt" style:font-size-complex="12pt"/>
    </style:style>
    <style:style style:name="P391" style:family="paragraph" style:parent-style-name="Standard" style:list-style-name="L17">
      <style:text-properties fo:font-size="12pt" officeooo:paragraph-rsid="0136fc43" style:font-size-asian="12pt" style:font-size-complex="12pt"/>
    </style:style>
    <style:style style:name="P39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3" style:family="paragraph" style:parent-style-name="Standard" style:list-style-name="L17">
      <style:text-properties fo:font-size="12pt" officeooo:paragraph-rsid="012dce22" style:font-size-asian="12pt" style:font-size-complex="12pt"/>
    </style:style>
    <style:style style:name="P39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6" style:family="paragraph" style:parent-style-name="Standard" style:list-style-name="L17">
      <style:text-properties style:font-name="Arial1" fo:font-weight="normal" officeooo:rsid="012dce22" officeooo:paragraph-rsid="012dce22" style:font-weight-asian="normal" style:font-weight-complex="normal"/>
    </style:style>
    <style:style style:name="P397" style:family="paragraph" style:parent-style-name="Standard">
      <style:text-properties officeooo:paragraph-rsid="0129e43d"/>
    </style:style>
    <style:style style:name="P398" style:family="paragraph" style:parent-style-name="Text_20_body">
      <style:text-properties officeooo:rsid="0060d47d" officeooo:paragraph-rsid="0060d47d"/>
    </style:style>
    <style:style style:name="P399" style:family="paragraph" style:parent-style-name="Standard" style:list-style-name="L18"/>
    <style:style style:name="P400" style:family="paragraph" style:parent-style-name="Standard" style:list-style-name="L18">
      <style:text-properties officeooo:paragraph-rsid="025ddf2a"/>
    </style:style>
    <style:style style:name="P401" style:family="paragraph" style:parent-style-name="Standard" style:list-style-name="L18">
      <style:text-properties officeooo:rsid="025f8b9c" officeooo:paragraph-rsid="0264cd13"/>
    </style:style>
    <style:style style:name="P402" style:family="paragraph" style:parent-style-name="Standard" style:list-style-name="L18">
      <style:text-properties officeooo:paragraph-rsid="0264cd13"/>
    </style:style>
    <style:style style:name="P403" style:family="paragraph" style:parent-style-name="Text_20_body">
      <style:text-properties officeooo:rsid="0062148a" officeooo:paragraph-rsid="0062148a"/>
    </style:style>
    <style:style style:name="P404" style:family="paragraph" style:parent-style-name="Standard" style:list-style-name="L19">
      <style:text-properties fo:font-size="11pt" style:font-size-asian="11pt" style:font-size-complex="11pt"/>
    </style:style>
    <style:style style:name="P405" style:family="paragraph" style:parent-style-name="Standard" style:list-style-name="L19">
      <style:text-properties fo:font-size="11pt" officeooo:rsid="0191fc04" officeooo:paragraph-rsid="0191fc04" style:font-size-asian="11pt" style:font-size-complex="11pt"/>
    </style:style>
    <style:style style:name="P406" style:family="paragraph" style:parent-style-name="Text_20_body">
      <style:text-properties officeooo:rsid="001fa9c6" officeooo:paragraph-rsid="01d19aec"/>
    </style:style>
    <style:style style:name="P407" style:family="paragraph" style:parent-style-name="Text_20_body">
      <style:text-properties officeooo:rsid="00224fc1" officeooo:paragraph-rsid="01d19aec"/>
    </style:style>
    <style:style style:name="P40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0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0" style:family="paragraph" style:parent-style-name="Text_20_body">
      <style:text-properties fo:font-style="normal" officeooo:rsid="00270f19" officeooo:paragraph-rsid="01d19aec" style:font-style-asian="normal" style:font-style-complex="normal"/>
    </style:style>
    <style:style style:name="P411" style:family="paragraph" style:parent-style-name="Table_20_Contents">
      <style:paragraph-properties fo:text-align="center" style:justify-single-word="false"/>
      <style:text-properties officeooo:paragraph-rsid="01d19aec"/>
    </style:style>
    <style:style style:name="P41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3" style:family="paragraph" style:parent-style-name="Text_20_body">
      <style:text-properties officeooo:rsid="00a4b098" officeooo:paragraph-rsid="01d19aec"/>
    </style:style>
    <style:style style:name="P414" style:family="paragraph" style:parent-style-name="Text_20_body">
      <style:text-properties officeooo:rsid="00a6946a" officeooo:paragraph-rsid="01d19aec"/>
    </style:style>
    <style:style style:name="P415" style:family="paragraph" style:parent-style-name="Standard" style:list-style-name="L20">
      <style:text-properties officeooo:paragraph-rsid="01d19aec"/>
    </style:style>
    <style:style style:name="P416" style:family="paragraph" style:parent-style-name="Standard">
      <style:text-properties officeooo:paragraph-rsid="01d19aec"/>
    </style:style>
    <style:style style:name="P417" style:family="paragraph" style:parent-style-name="Text_20_body">
      <style:text-properties fo:font-style="normal" officeooo:rsid="010ab99a" officeooo:paragraph-rsid="01d19aec" style:font-style-asian="normal" style:font-style-complex="normal"/>
    </style:style>
    <style:style style:name="P418" style:family="paragraph" style:parent-style-name="Standard" style:list-style-name="L21">
      <style:text-properties officeooo:paragraph-rsid="01d19aec"/>
    </style:style>
    <style:style style:name="P419" style:family="paragraph" style:parent-style-name="Text_20_body">
      <style:text-properties fo:font-style="normal" style:text-underline-style="none" officeooo:rsid="0220b418" officeooo:paragraph-rsid="0220b418" style:font-style-asian="normal" style:font-style-complex="normal"/>
    </style:style>
    <style:style style:name="P420" style:family="paragraph" style:parent-style-name="Text_20_body">
      <style:text-properties fo:font-style="normal" style:text-underline-style="none" officeooo:rsid="0119fa3a" officeooo:paragraph-rsid="01d19aec" style:font-style-asian="normal" style:font-style-complex="normal"/>
    </style:style>
    <style:style style:name="P421" style:family="paragraph" style:parent-style-name="Standard">
      <style:text-properties officeooo:rsid="00109264" officeooo:paragraph-rsid="00109264"/>
    </style:style>
    <style:style style:name="P422" style:family="paragraph" style:parent-style-name="Table_20_Contents">
      <style:text-properties style:font-name="Liberation Mono" fo:font-size="10pt" fo:font-weight="bold" style:font-size-asian="10pt" style:font-weight-asian="bold" style:font-size-complex="10pt" style:font-weight-complex="bold"/>
    </style:style>
    <style:style style:name="P423" style:family="paragraph" style:parent-style-name="Standard">
      <style:text-properties officeooo:rsid="019c3142" officeooo:paragraph-rsid="019c3142"/>
    </style:style>
    <style:style style:name="P424" style:family="paragraph" style:parent-style-name="Standard">
      <style:text-properties officeooo:rsid="001247c3" officeooo:paragraph-rsid="001247c3"/>
    </style:style>
    <style:style style:name="P425" style:family="paragraph" style:parent-style-name="Standard">
      <style:text-properties fo:font-style="normal" officeooo:rsid="001247c3" officeooo:paragraph-rsid="001247c3" style:font-style-asian="normal" style:font-style-complex="normal"/>
    </style:style>
    <style:style style:name="P426" style:family="paragraph" style:parent-style-name="Standard">
      <style:text-properties fo:font-style="normal" officeooo:rsid="001746b3" officeooo:paragraph-rsid="001746b3" style:font-style-asian="normal" style:font-style-complex="normal"/>
    </style:style>
    <style:style style:name="P427" style:family="paragraph" style:parent-style-name="Standard">
      <style:text-properties fo:font-style="normal" officeooo:rsid="002ac448" officeooo:paragraph-rsid="002ac448" style:font-style-asian="normal" style:font-style-complex="normal"/>
    </style:style>
    <style:style style:name="P428" style:family="paragraph" style:parent-style-name="Standard">
      <style:text-properties officeooo:rsid="00109264" officeooo:paragraph-rsid="002ac448"/>
    </style:style>
    <style:style style:name="P42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0" style:family="paragraph" style:parent-style-name="Standard">
      <style:text-properties officeooo:rsid="002ac448" officeooo:paragraph-rsid="002ac448"/>
    </style:style>
    <style:style style:name="P431" style:family="paragraph" style:parent-style-name="Standard">
      <style:text-properties officeooo:rsid="003e56c2" officeooo:paragraph-rsid="009b17ac"/>
    </style:style>
    <style:style style:name="P432" style:family="paragraph" style:parent-style-name="Standard">
      <style:text-properties fo:font-style="normal" officeooo:rsid="001247c3" officeooo:paragraph-rsid="01c5dc0a" style:font-style-asian="normal" style:font-style-complex="normal"/>
    </style:style>
    <style:style style:name="P433" style:family="paragraph" style:parent-style-name="Table_20_Heading">
      <style:text-properties officeooo:rsid="001247c3" officeooo:paragraph-rsid="001247c3"/>
    </style:style>
    <style:style style:name="P43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5" style:family="paragraph" style:parent-style-name="Table_20_Contents">
      <style:text-properties fo:font-size="10pt" officeooo:rsid="01cd6cec" officeooo:paragraph-rsid="01cd6cec" style:font-size-asian="10pt" style:font-size-complex="10pt"/>
    </style:style>
    <style:style style:name="P43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7" style:family="paragraph" style:parent-style-name="Table_20_Contents">
      <style:text-properties fo:font-size="10pt" officeooo:rsid="0013e7c1" officeooo:paragraph-rsid="00fe1e10" style:font-size-asian="10pt" style:font-size-complex="10pt"/>
    </style:style>
    <style:style style:name="P438" style:family="paragraph" style:parent-style-name="Table_20_Contents">
      <style:text-properties fo:font-size="10pt" officeooo:rsid="001247c3" officeooo:paragraph-rsid="001247c3" style:font-size-asian="10pt" style:font-size-complex="10pt"/>
    </style:style>
    <style:style style:name="P439" style:family="paragraph" style:parent-style-name="Table_20_Contents">
      <style:text-properties fo:font-size="10pt" officeooo:rsid="02b49196" officeooo:paragraph-rsid="02b49196" style:font-size-asian="10pt" style:font-size-complex="10pt"/>
    </style:style>
    <style:style style:name="P440" style:family="paragraph" style:parent-style-name="Table_20_Contents">
      <style:text-properties fo:font-size="10pt" officeooo:rsid="02b0d6e2" officeooo:paragraph-rsid="02b0d6e2" style:font-size-asian="10pt" style:font-size-complex="10pt"/>
    </style:style>
    <style:style style:name="P44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2" style:family="paragraph" style:parent-style-name="Table_20_Contents">
      <style:text-properties fo:font-size="10pt" officeooo:rsid="01d32235" officeooo:paragraph-rsid="01d32235" style:font-size-asian="10pt" style:font-size-complex="10pt"/>
    </style:style>
    <style:style style:name="P443" style:family="paragraph" style:parent-style-name="Table_20_Contents">
      <style:text-properties fo:font-size="10pt" officeooo:rsid="0013e7c1" officeooo:paragraph-rsid="0013e7c1" style:font-size-asian="10pt" style:font-size-complex="10pt"/>
    </style:style>
    <style:style style:name="P44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5" style:family="paragraph" style:parent-style-name="Table_20_Contents">
      <style:text-properties fo:font-size="10pt" officeooo:rsid="01ba22c6" officeooo:paragraph-rsid="01ba22c6" style:font-size-asian="10pt" style:font-size-complex="10pt"/>
    </style:style>
    <style:style style:name="P446" style:family="paragraph" style:parent-style-name="Table_20_Contents">
      <style:text-properties fo:font-size="10pt" officeooo:rsid="00fa8500" officeooo:paragraph-rsid="01c5dc0a" style:font-size-asian="10pt" style:font-size-complex="10pt"/>
    </style:style>
    <style:style style:name="P447" style:family="paragraph" style:parent-style-name="Table_20_Contents">
      <style:text-properties fo:font-size="10pt" officeooo:rsid="02b5e7ef" officeooo:paragraph-rsid="02b5e7ef" style:font-size-asian="10pt" style:font-size-complex="10pt"/>
    </style:style>
    <style:style style:name="P448" style:family="paragraph" style:parent-style-name="Table_20_Contents">
      <style:text-properties fo:font-size="10pt" officeooo:rsid="00155a94" officeooo:paragraph-rsid="01c5dc0a" style:font-size-asian="10pt" style:font-size-complex="10pt"/>
    </style:style>
    <style:style style:name="P449" style:family="paragraph" style:parent-style-name="Table_20_Contents">
      <style:text-properties fo:font-size="10pt" officeooo:rsid="02b2d016" officeooo:paragraph-rsid="02b2d016" style:font-size-asian="10pt" style:font-size-complex="10pt"/>
    </style:style>
    <style:style style:name="P450" style:family="paragraph" style:parent-style-name="Table_20_Contents">
      <style:text-properties fo:font-size="10pt" officeooo:rsid="02329648" officeooo:paragraph-rsid="02329648" style:font-size-asian="10pt" style:font-size-complex="10pt"/>
    </style:style>
    <style:style style:name="P451" style:family="paragraph" style:parent-style-name="Table_20_Contents">
      <style:text-properties fo:font-size="10pt" officeooo:rsid="0013e7c1" officeooo:paragraph-rsid="0234a724" style:font-size-asian="10pt" style:font-size-complex="10pt"/>
    </style:style>
    <style:style style:name="P452" style:family="paragraph" style:parent-style-name="Table_20_Contents">
      <style:text-properties fo:font-size="10pt" officeooo:rsid="00fa8500" officeooo:paragraph-rsid="01393063" style:font-size-asian="10pt" style:font-size-complex="10pt"/>
    </style:style>
    <style:style style:name="P453" style:family="paragraph" style:parent-style-name="Table_20_Contents">
      <style:text-properties fo:font-size="10pt" officeooo:rsid="01b76858" officeooo:paragraph-rsid="01b76858" style:font-size-asian="10pt" style:font-size-complex="10pt"/>
    </style:style>
    <style:style style:name="P454" style:family="paragraph" style:parent-style-name="Table_20_Contents">
      <style:text-properties fo:font-size="10pt" officeooo:rsid="00155a94" officeooo:paragraph-rsid="00155a94" style:font-size-asian="10pt" style:font-size-complex="10pt"/>
    </style:style>
    <style:style style:name="P455" style:family="paragraph" style:parent-style-name="Table_20_Contents">
      <style:text-properties fo:font-size="10pt" officeooo:rsid="02ba4344" officeooo:paragraph-rsid="02ba4344" style:font-size-asian="10pt" style:font-size-complex="10pt"/>
    </style:style>
    <style:style style:name="P456" style:family="paragraph" style:parent-style-name="Standard">
      <style:text-properties officeooo:paragraph-rsid="0019e3ff"/>
    </style:style>
    <style:style style:name="P457" style:family="paragraph" style:parent-style-name="Standard">
      <style:text-properties officeooo:rsid="0019e3ff" officeooo:paragraph-rsid="0019e3ff"/>
    </style:style>
    <style:style style:name="P45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5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1" style:family="paragraph" style:parent-style-name="Standard">
      <style:text-properties officeooo:rsid="01b76858" officeooo:paragraph-rsid="01b76858"/>
    </style:style>
    <style:style style:name="P462" style:family="paragraph" style:parent-style-name="Standard">
      <style:text-properties officeooo:rsid="0019e3ff" officeooo:paragraph-rsid="01b76858"/>
    </style:style>
    <style:style style:name="P46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5" style:family="paragraph" style:parent-style-name="Text_20_body">
      <style:text-properties officeooo:rsid="00eaeb72" officeooo:paragraph-rsid="01cea303"/>
    </style:style>
    <style:style style:name="P466" style:family="paragraph" style:parent-style-name="Text_20_body">
      <style:text-properties officeooo:rsid="00ebe991" officeooo:paragraph-rsid="01cea303"/>
    </style:style>
    <style:style style:name="P46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69" style:family="paragraph" style:parent-style-name="Standard">
      <style:text-properties officeooo:rsid="00109264" officeooo:paragraph-rsid="01cea303"/>
    </style:style>
    <style:style style:name="P470" style:family="paragraph" style:parent-style-name="Standard">
      <style:text-properties officeooo:rsid="00ebe991" officeooo:paragraph-rsid="01cea303"/>
    </style:style>
    <style:style style:name="P47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3" style:family="paragraph" style:parent-style-name="Table_20_Contents">
      <style:text-properties fo:font-size="10pt" officeooo:paragraph-rsid="01cea303" style:font-size-asian="10pt" style:font-size-complex="10pt"/>
    </style:style>
    <style:style style:name="P474" style:family="paragraph" style:parent-style-name="Standard">
      <style:text-properties officeooo:rsid="00ec5fa1" officeooo:paragraph-rsid="01cea303"/>
    </style:style>
    <style:style style:name="P475" style:family="paragraph" style:parent-style-name="Standard">
      <style:paragraph-properties fo:text-align="center" style:justify-single-word="false"/>
      <style:text-properties officeooo:rsid="00ec5fa1" officeooo:paragraph-rsid="01cea303"/>
    </style:style>
    <style:style style:name="P476" style:family="paragraph" style:parent-style-name="Text_20_body">
      <style:text-properties officeooo:rsid="00ec5fa1" officeooo:paragraph-rsid="01cea303"/>
    </style:style>
    <style:style style:name="P477" style:family="paragraph" style:parent-style-name="Text_20_body">
      <style:paragraph-properties fo:text-align="center" style:justify-single-word="false"/>
      <style:text-properties officeooo:rsid="00ec5fa1" officeooo:paragraph-rsid="01cea303"/>
    </style:style>
    <style:style style:name="P478" style:family="paragraph" style:parent-style-name="Text_20_body">
      <style:text-properties officeooo:rsid="00f27cde" officeooo:paragraph-rsid="01cea303"/>
    </style:style>
    <style:style style:name="P479" style:family="paragraph" style:parent-style-name="Text_20_body">
      <style:text-properties officeooo:rsid="00ff8988" officeooo:paragraph-rsid="01cea303"/>
    </style:style>
    <style:style style:name="P480" style:family="paragraph" style:parent-style-name="Text_20_body">
      <style:text-properties officeooo:rsid="010362df" officeooo:paragraph-rsid="01cea303"/>
    </style:style>
    <style:style style:name="P481" style:family="paragraph" style:parent-style-name="Text_20_body">
      <style:text-properties officeooo:rsid="013db13c" officeooo:paragraph-rsid="01cea303"/>
    </style:style>
    <style:style style:name="P482" style:family="paragraph" style:parent-style-name="Text_20_body">
      <style:text-properties fo:font-style="normal" officeooo:rsid="013ea788" officeooo:paragraph-rsid="01cea303" style:font-style-asian="normal" style:font-style-complex="normal"/>
    </style:style>
    <style:style style:name="P483" style:family="paragraph" style:parent-style-name="Heading_20_3">
      <style:text-properties officeooo:paragraph-rsid="01d0cb14"/>
    </style:style>
    <style:style style:name="P484" style:family="paragraph" style:parent-style-name="Text_20_body">
      <style:text-properties officeooo:paragraph-rsid="010a61b9"/>
    </style:style>
    <style:style style:name="P485" style:family="paragraph" style:parent-style-name="Text_20_body">
      <style:paragraph-properties fo:text-align="center" style:justify-single-word="false"/>
      <style:text-properties officeooo:paragraph-rsid="01d0cb14"/>
    </style:style>
    <style:style style:name="P486" style:family="paragraph" style:parent-style-name="Text_20_body">
      <style:text-properties fo:font-style="normal" officeooo:rsid="002dd125" officeooo:paragraph-rsid="010a61b9" style:font-style-asian="normal" style:font-style-complex="normal"/>
    </style:style>
    <style:style style:name="P487" style:family="paragraph" style:parent-style-name="Text_20_body">
      <style:text-properties fo:font-style="normal" officeooo:rsid="002dd125" officeooo:paragraph-rsid="002dd125" style:font-style-asian="normal" style:font-style-complex="normal"/>
    </style:style>
    <style:style style:name="P48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8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0" style:family="paragraph" style:parent-style-name="Text_20_body">
      <style:text-properties fo:font-style="normal" officeooo:rsid="0038ce9c" officeooo:paragraph-rsid="0038ce9c" style:font-style-asian="normal" style:font-style-complex="normal"/>
    </style:style>
    <style:style style:name="P49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6" style:family="paragraph" style:parent-style-name="Standard" style:list-style-name="L22">
      <style:text-properties officeooo:paragraph-rsid="0121110a"/>
    </style:style>
    <style:style style:name="P497" style:family="paragraph" style:parent-style-name="Standard">
      <style:text-properties officeooo:paragraph-rsid="0121110a"/>
    </style:style>
    <style:style style:name="P498" style:family="paragraph" style:parent-style-name="Standard">
      <style:text-properties officeooo:rsid="011dd59f" officeooo:paragraph-rsid="0121110a"/>
    </style:style>
    <style:style style:name="P49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2" style:family="paragraph" style:parent-style-name="Standard" style:list-style-name="L23">
      <style:text-properties officeooo:rsid="011ec924" officeooo:paragraph-rsid="0121110a"/>
    </style:style>
    <style:style style:name="P503" style:family="paragraph" style:parent-style-name="Standard" style:list-style-name="L23">
      <style:text-properties officeooo:paragraph-rsid="0121110a"/>
    </style:style>
    <style:style style:name="P504" style:family="paragraph" style:parent-style-name="Standard">
      <style:text-properties officeooo:rsid="032e5ab5" officeooo:paragraph-rsid="032e5ab5"/>
    </style:style>
    <style:style style:name="P50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08" style:family="paragraph" style:parent-style-name="Standard">
      <style:text-properties officeooo:rsid="011ec924" officeooo:paragraph-rsid="0121110a"/>
    </style:style>
    <style:style style:name="P50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2"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3"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4" style:family="paragraph" style:parent-style-name="Text_20_body">
      <style:text-properties officeooo:rsid="01373e1b" officeooo:paragraph-rsid="01373e1b"/>
    </style:style>
    <style:style style:name="P51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1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29" style:family="paragraph" style:parent-style-name="Table_20_Contents">
      <style:text-properties fo:font-size="10pt" officeooo:paragraph-rsid="018c4f21" style:font-size-asian="10pt" style:font-size-complex="10pt"/>
    </style:style>
    <style:style style:name="P53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2"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3"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4" style:family="paragraph" style:parent-style-name="Heading_20_3">
      <style:text-properties officeooo:rsid="01b0f6f7" officeooo:paragraph-rsid="01b0f6f7"/>
    </style:style>
    <style:style style:name="P53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8" style:family="paragraph" style:parent-style-name="Table_20_Contents">
      <style:text-properties officeooo:paragraph-rsid="01b0f6f7"/>
    </style:style>
    <style:style style:name="P53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1"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2" style:family="paragraph" style:parent-style-name="Standard" style:list-style-name="L26">
      <style:text-properties officeooo:paragraph-rsid="01b0f6f7"/>
    </style:style>
    <style:style style:name="P543" style:family="paragraph" style:parent-style-name="Text_20_body">
      <style:text-properties officeooo:paragraph-rsid="02262d6a"/>
    </style:style>
    <style:style style:name="P544" style:family="paragraph" style:parent-style-name="Heading_20_3">
      <style:text-properties officeooo:rsid="021ee1c9" officeooo:paragraph-rsid="021ee1c9"/>
    </style:style>
    <style:style style:name="P54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4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0"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7"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8"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59"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0" style:family="paragraph" style:parent-style-name="Text_20_body">
      <style:text-properties officeooo:rsid="0297d048" officeooo:paragraph-rsid="0297d048"/>
    </style:style>
    <style:style style:name="P56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4"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69" style:family="paragraph" style:parent-style-name="Heading_20_3">
      <style:text-properties officeooo:rsid="02fd49dd" officeooo:paragraph-rsid="02fd49dd"/>
    </style:style>
    <style:style style:name="P57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6" style:family="paragraph" style:parent-style-name="Text_20_body">
      <style:text-properties officeooo:rsid="00ded8b3" officeooo:paragraph-rsid="015d0d35"/>
    </style:style>
    <style:style style:name="P577" style:family="paragraph" style:parent-style-name="Heading_20_2">
      <style:text-properties officeooo:rsid="00e0c206" officeooo:paragraph-rsid="00e0c206"/>
    </style:style>
    <style:style style:name="P578" style:family="paragraph" style:parent-style-name="Text_20_body">
      <style:text-properties fo:font-weight="normal" officeooo:rsid="00ded8b3" officeooo:paragraph-rsid="00ded8b3" style:font-weight-asian="normal" style:font-weight-complex="normal"/>
    </style:style>
    <style:style style:name="P57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2"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3"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4"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officeooo:rsid="032d8750"/>
    </style:style>
    <style:style style:name="T502" style:family="text">
      <style:text-properties style:font-name="Liberation Mono" fo:font-weight="bold" officeooo:rsid="0326f8e4" style:font-weight-asian="bold" style:font-weight-complex="bold"/>
    </style:style>
    <style:style style:name="T503" style:family="text">
      <style:text-properties officeooo:rsid="0328b984"/>
    </style:style>
    <style:style style:name="T504" style:family="text">
      <style:text-properties fo:font-style="italic" officeooo:rsid="0328b984" style:font-style-asian="italic" style:font-style-complex="italic"/>
    </style:style>
    <style:style style:name="T505" style:family="text">
      <style:text-properties fo:font-style="normal" officeooo:rsid="0328b984" style:font-style-asian="normal" style:font-style-complex="normal"/>
    </style:style>
    <style:style style:name="T506" style:family="text">
      <style:text-properties style:font-name="Liberation Mono" fo:font-style="normal" fo:font-weight="bold" officeooo:rsid="0326f8e4" style:font-style-asian="normal" style:font-weight-asian="bold" style:font-style-complex="normal" style:font-weight-complex="bold"/>
    </style:style>
    <style:style style:name="T507" style:family="text">
      <style:text-properties officeooo:rsid="031abcc6"/>
    </style:style>
    <style:style style:name="T508" style:family="text">
      <style:text-properties officeooo:rsid="0031efbd"/>
    </style:style>
    <style:style style:name="T509" style:family="text">
      <style:text-properties officeooo:rsid="010e9068"/>
    </style:style>
    <style:style style:name="T510" style:family="text">
      <style:text-properties fo:font-style="normal" officeooo:rsid="0031efbd" style:font-style-asian="normal" style:font-style-complex="normal"/>
    </style:style>
    <style:style style:name="T51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2" style:family="text">
      <style:text-properties fo:font-style="normal" style:text-underline-style="none" fo:font-weight="normal" officeooo:rsid="0031efbd" style:font-style-asian="normal" style:font-weight-asian="normal" style:font-style-complex="normal" style:font-weight-complex="normal"/>
    </style:style>
    <style:style style:name="T513" style:family="text">
      <style:text-properties fo:font-style="normal" style:text-underline-style="none" fo:font-weight="normal" officeooo:rsid="0034f062" style:font-style-asian="normal" style:font-weight-asian="normal" style:font-style-complex="normal" style:font-weight-complex="normal"/>
    </style:style>
    <style:style style:name="T5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6" style:family="text">
      <style:text-properties officeooo:rsid="01056527"/>
    </style:style>
    <style:style style:name="T517" style:family="text">
      <style:text-properties style:font-name="Liberation Mono" fo:font-weight="bold" officeooo:rsid="01056527" style:font-weight-asian="bold" style:font-weight-complex="bold"/>
    </style:style>
    <style:style style:name="T518" style:family="text">
      <style:text-properties officeooo:rsid="0038571b"/>
    </style:style>
    <style:style style:name="T51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0" style:family="text">
      <style:text-properties fo:font-style="normal" fo:font-weight="normal" officeooo:rsid="0128483e" style:font-style-asian="normal" style:font-weight-asian="normal" style:font-style-complex="normal" style:font-weight-complex="normal"/>
    </style:style>
    <style:style style:name="T521" style:family="text">
      <style:text-properties style:font-name="Liberation Mono" fo:font-style="normal" fo:font-weight="bold" officeooo:rsid="0128483e" style:font-style-asian="normal" style:font-weight-asian="bold" style:font-style-complex="normal" style:font-weight-complex="bold"/>
    </style:style>
    <style:style style:name="T52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3" style:family="text">
      <style:text-properties fo:font-style="normal" fo:font-weight="normal" officeooo:rsid="019da6a6" style:font-style-asian="normal" style:font-weight-asian="normal" style:font-style-complex="normal" style:font-weight-complex="normal"/>
    </style:style>
    <style:style style:name="T524" style:family="text">
      <style:text-properties style:font-name="Liberation Mono" fo:font-weight="bold" officeooo:rsid="031abcc6" style:font-weight-asian="bold" style:font-weight-complex="bold"/>
    </style:style>
    <style:style style:name="T525" style:family="text">
      <style:text-properties officeooo:rsid="01a75993"/>
    </style:style>
    <style:style style:name="T526" style:family="text">
      <style:text-properties fo:font-style="italic" fo:font-weight="bold" officeooo:rsid="019d59f5" style:font-style-asian="italic" style:font-weight-asian="bold" style:font-style-complex="italic" style:font-weight-complex="bold"/>
    </style:style>
    <style:style style:name="T527" style:family="text">
      <style:text-properties style:font-name="Liberation Mono" fo:font-weight="bold" officeooo:rsid="0060d47d" style:font-weight-asian="bold" style:font-weight-complex="bold"/>
    </style:style>
    <style:style style:name="T528" style:family="text">
      <style:text-properties style:font-name="Liberation Mono" fo:font-weight="bold" officeooo:rsid="00eeaeae" style:font-weight-asian="bold" style:font-weight-complex="bold"/>
    </style:style>
    <style:style style:name="T529" style:family="text">
      <style:text-properties officeooo:rsid="0136fc43"/>
    </style:style>
    <style:style style:name="T530" style:family="text">
      <style:text-properties style:font-name="Liberation Mono" fo:font-weight="bold" officeooo:rsid="020e1b14" style:font-weight-asian="bold" style:font-weight-complex="bold"/>
    </style:style>
    <style:style style:name="T531" style:family="text">
      <style:text-properties officeooo:rsid="017caf5f"/>
    </style:style>
    <style:style style:name="T532" style:family="text">
      <style:text-properties officeooo:rsid="019260c7"/>
    </style:style>
    <style:style style:name="T533" style:family="text">
      <style:text-properties fo:font-style="italic" officeooo:rsid="019260c7" style:font-style-asian="italic" style:font-style-complex="italic"/>
    </style:style>
    <style:style style:name="T534" style:family="text">
      <style:text-properties fo:font-style="normal" officeooo:rsid="019260c7" style:font-style-asian="normal" style:font-style-complex="normal"/>
    </style:style>
    <style:style style:name="T535" style:family="text">
      <style:text-properties style:font-name="Liberation Mono" fo:font-style="normal" fo:font-weight="bold" officeooo:rsid="019260c7" style:font-style-asian="normal" style:font-weight-asian="bold" style:font-style-complex="normal" style:font-weight-complex="bold"/>
    </style:style>
    <style:style style:name="T536" style:family="text">
      <style:text-properties fo:font-style="normal" officeooo:rsid="0193c10d" style:font-style-asian="normal" style:font-style-complex="normal"/>
    </style:style>
    <style:style style:name="T537" style:family="text">
      <style:text-properties style:font-name="Liberation Mono" fo:font-weight="bold" officeooo:rsid="025af99b" style:font-weight-asian="bold" style:font-weight-complex="bold"/>
    </style:style>
    <style:style style:name="T538" style:family="text">
      <style:text-properties officeooo:rsid="0129e43d"/>
    </style:style>
    <style:style style:name="T539" style:family="text">
      <style:text-properties officeooo:rsid="0062148a"/>
    </style:style>
    <style:style style:name="T540" style:family="text">
      <style:text-properties officeooo:rsid="0264cd13"/>
    </style:style>
    <style:style style:name="T541" style:family="text">
      <style:text-properties style:font-name="Liberation Mono" fo:font-weight="bold" officeooo:rsid="0264cd13" style:font-weight-asian="bold" style:font-weight-complex="bold"/>
    </style:style>
    <style:style style:name="T542" style:family="text">
      <style:text-properties officeooo:rsid="0197416b"/>
    </style:style>
    <style:style style:name="T543" style:family="text">
      <style:text-properties style:font-name="Liberation Mono" fo:font-weight="bold" officeooo:rsid="0197416b" style:font-weight-asian="bold" style:font-weight-complex="bold"/>
    </style:style>
    <style:style style:name="T544" style:family="text">
      <style:text-properties officeooo:rsid="01af59b2"/>
    </style:style>
    <style:style style:name="T545" style:family="text">
      <style:text-properties officeooo:rsid="019d2cfa"/>
    </style:style>
    <style:style style:name="T546" style:family="text">
      <style:text-properties officeooo:rsid="019a75f9"/>
    </style:style>
    <style:style style:name="T547" style:family="text">
      <style:text-properties style:font-name="Liberation Mono" fo:font-weight="bold" officeooo:rsid="019a75f9" style:font-weight-asian="bold" style:font-weight-complex="bold"/>
    </style:style>
    <style:style style:name="T548" style:family="text">
      <style:text-properties fo:font-style="italic" officeooo:rsid="019a75f9" style:font-style-asian="italic" style:font-style-complex="italic"/>
    </style:style>
    <style:style style:name="T549" style:family="text">
      <style:text-properties fo:font-style="normal" officeooo:rsid="019a75f9" style:font-style-asian="normal" style:font-style-complex="normal"/>
    </style:style>
    <style:style style:name="T550" style:family="text">
      <style:text-properties officeooo:rsid="0028d2e1"/>
    </style:style>
    <style:style style:name="T551" style:family="text">
      <style:text-properties officeooo:rsid="0019e3ff"/>
    </style:style>
    <style:style style:name="T552" style:family="text">
      <style:text-properties officeooo:rsid="00224fc1"/>
    </style:style>
    <style:style style:name="T553" style:family="text">
      <style:text-properties officeooo:rsid="004bbbd8"/>
    </style:style>
    <style:style style:name="T554" style:family="text">
      <style:text-properties fo:font-style="normal" officeooo:rsid="005f8bdf" style:font-style-asian="normal" style:font-style-complex="normal"/>
    </style:style>
    <style:style style:name="T555" style:family="text">
      <style:text-properties fo:font-style="normal" officeooo:rsid="017647ff" style:font-style-asian="normal" style:font-style-complex="normal"/>
    </style:style>
    <style:style style:name="T556" style:family="text">
      <style:text-properties officeooo:rsid="00282d3a"/>
    </style:style>
    <style:style style:name="T557" style:family="text">
      <style:text-properties officeooo:rsid="009b17ac"/>
    </style:style>
    <style:style style:name="T558" style:family="text">
      <style:text-properties officeooo:rsid="0112a87f"/>
    </style:style>
    <style:style style:name="T559" style:family="text">
      <style:text-properties officeooo:rsid="0220b418"/>
    </style:style>
    <style:style style:name="T560" style:family="text">
      <style:text-properties style:text-underline-style="none"/>
    </style:style>
    <style:style style:name="T561" style:family="text">
      <style:text-properties style:text-underline-style="none" officeooo:rsid="0119fa3a"/>
    </style:style>
    <style:style style:name="T562" style:family="text">
      <style:text-properties style:font-name="Liberation Mono" style:text-underline-style="none" fo:font-weight="bold" officeooo:rsid="0119fa3a" style:font-weight-asian="bold" style:font-weight-complex="bold"/>
    </style:style>
    <style:style style:name="T563" style:family="text">
      <style:text-properties fo:font-style="italic" style:text-underline-style="none" officeooo:rsid="0119fa3a" style:font-style-asian="italic" style:font-style-complex="italic"/>
    </style:style>
    <style:style style:name="T564" style:family="text">
      <style:text-properties officeooo:rsid="02da8c9a"/>
    </style:style>
    <style:style style:name="T565" style:family="text">
      <style:text-properties officeooo:rsid="012e1bc8"/>
    </style:style>
    <style:style style:name="T566" style:family="text">
      <style:text-properties officeooo:rsid="00109264"/>
    </style:style>
    <style:style style:name="T567" style:family="text">
      <style:text-properties officeooo:rsid="019c3142"/>
    </style:style>
    <style:style style:name="T568" style:family="text">
      <style:text-properties fo:font-style="normal" officeooo:rsid="003e56c2" style:font-style-asian="normal" style:font-style-complex="normal"/>
    </style:style>
    <style:style style:name="T569" style:family="text">
      <style:text-properties fo:font-style="italic" fo:font-weight="bold" officeooo:rsid="003e56c2" style:font-style-asian="italic" style:font-weight-asian="bold" style:font-style-complex="italic" style:font-weight-complex="bold"/>
    </style:style>
    <style:style style:name="T570" style:family="text">
      <style:text-properties fo:font-style="normal" fo:font-weight="normal" officeooo:rsid="003e56c2" style:font-style-asian="normal" style:font-weight-asian="normal" style:font-style-complex="normal" style:font-weight-complex="normal"/>
    </style:style>
    <style:style style:name="T571" style:family="text">
      <style:text-properties fo:font-style="normal" fo:font-weight="normal" officeooo:rsid="02f8a593" style:font-style-asian="normal" style:font-weight-asian="normal" style:font-style-complex="normal" style:font-weight-complex="normal"/>
    </style:style>
    <style:style style:name="T572" style:family="text">
      <style:text-properties fo:font-style="normal" fo:font-weight="normal" officeooo:rsid="02fb5689" style:font-style-asian="normal" style:font-weight-asian="normal" style:font-style-complex="normal" style:font-weight-complex="normal"/>
    </style:style>
    <style:style style:name="T573" style:family="text">
      <style:text-properties officeooo:rsid="00413634"/>
    </style:style>
    <style:style style:name="T574" style:family="text">
      <style:text-properties style:font-name="Liberation Mono" fo:font-weight="bold" officeooo:rsid="00413634" style:font-weight-asian="bold" style:font-weight-complex="bold"/>
    </style:style>
    <style:style style:name="T575" style:family="text">
      <style:text-properties officeooo:rsid="002ac448"/>
    </style:style>
    <style:style style:name="T576" style:family="text">
      <style:text-properties fo:font-style="italic" fo:font-weight="bold" officeooo:rsid="00431f99" style:font-style-asian="italic" style:font-weight-asian="bold" style:font-style-complex="italic" style:font-weight-complex="bold"/>
    </style:style>
    <style:style style:name="T577" style:family="text">
      <style:text-properties fo:font-style="normal" officeooo:rsid="0223e883" style:font-style-asian="normal" style:font-style-complex="normal"/>
    </style:style>
    <style:style style:name="T578" style:family="text">
      <style:text-properties fo:font-style="normal" officeooo:rsid="009b17ac" style:font-style-asian="normal" style:font-style-complex="normal"/>
    </style:style>
    <style:style style:name="T579" style:family="text">
      <style:text-properties fo:font-style="normal" officeooo:rsid="0040232c" style:font-style-asian="normal" style:font-style-complex="normal"/>
    </style:style>
    <style:style style:name="T580" style:family="text">
      <style:text-properties style:font-name="Liberation Mono" fo:font-style="normal" fo:font-weight="bold" officeooo:rsid="0040232c" style:font-style-asian="normal" style:font-weight-asian="bold" style:font-style-complex="normal" style:font-weight-complex="bold"/>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3" style:family="text">
      <style:text-properties fo:font-size="12pt" officeooo:rsid="003e56c2" style:font-size-asian="12pt" style:font-size-complex="12pt"/>
    </style:style>
    <style:style style:name="T584" style:family="text">
      <style:text-properties fo:font-size="12pt" officeooo:rsid="00155a94" style:font-size-asian="12pt" style:font-size-complex="12pt"/>
    </style:style>
    <style:style style:name="T585" style:family="text">
      <style:text-properties fo:font-size="12pt" officeooo:rsid="00fa8500" style:font-size-asian="12pt" style:font-size-complex="12pt"/>
    </style:style>
    <style:style style:name="T586" style:family="text">
      <style:text-properties style:font-name="Arial1" fo:font-size="12pt" fo:font-weight="normal" officeooo:rsid="01086aeb" style:font-size-asian="12pt" style:font-weight-asian="normal" style:font-size-complex="12pt" style:font-weight-complex="normal"/>
    </style:style>
    <style:style style:name="T58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8" style:family="text">
      <style:text-properties fo:font-size="12pt" officeooo:rsid="0101177b" style:font-size-asian="12pt" style:font-size-complex="12pt"/>
    </style:style>
    <style:style style:name="T589" style:family="text">
      <style:text-properties fo:font-size="12pt" officeooo:rsid="02326a31" style:font-size-asian="12pt" style:font-size-complex="12pt"/>
    </style:style>
    <style:style style:name="T590" style:family="text">
      <style:text-properties officeooo:rsid="01cd6cec"/>
    </style:style>
    <style:style style:name="T591" style:family="text">
      <style:text-properties officeooo:rsid="00fe1e10"/>
    </style:style>
    <style:style style:name="T592" style:family="text">
      <style:text-properties officeooo:rsid="01c5dc0a"/>
    </style:style>
    <style:style style:name="T593" style:family="text">
      <style:text-properties style:font-name="Liberation Mono" fo:font-weight="bold" officeooo:rsid="01cd6cec" style:font-weight-asian="bold" style:font-weight-complex="bold"/>
    </style:style>
    <style:style style:name="T594" style:family="text">
      <style:text-properties officeooo:rsid="01b76858"/>
    </style:style>
    <style:style style:name="T595" style:family="text">
      <style:text-properties officeooo:rsid="02b49196"/>
    </style:style>
    <style:style style:name="T596" style:family="text">
      <style:text-properties officeooo:rsid="02b0d6e2"/>
    </style:style>
    <style:style style:name="T597" style:family="text">
      <style:text-properties officeooo:rsid="00155a94"/>
    </style:style>
    <style:style style:name="T598" style:family="text">
      <style:text-properties officeooo:rsid="02ae0d3f"/>
    </style:style>
    <style:style style:name="T599" style:family="text">
      <style:text-properties officeooo:rsid="01bbb125"/>
    </style:style>
    <style:style style:name="T600" style:family="text">
      <style:text-properties officeooo:rsid="0292b96c"/>
    </style:style>
    <style:style style:name="T601" style:family="text">
      <style:text-properties officeooo:rsid="01ba22c6"/>
    </style:style>
    <style:style style:name="T602" style:family="text">
      <style:text-properties officeooo:rsid="00fa8500"/>
    </style:style>
    <style:style style:name="T603" style:family="text">
      <style:text-properties officeooo:rsid="01373e1b"/>
    </style:style>
    <style:style style:name="T604" style:family="text">
      <style:text-properties style:font-name="Liberation Mono" fo:font-weight="bold" officeooo:rsid="01373e1b" style:font-weight-asian="bold" style:font-weight-complex="bold"/>
    </style:style>
    <style:style style:name="T605" style:family="text">
      <style:text-properties officeooo:rsid="01393063"/>
    </style:style>
    <style:style style:name="T606" style:family="text">
      <style:text-properties style:font-name="Liberation Mono" fo:font-weight="bold" officeooo:rsid="01393063" style:font-weight-asian="bold" style:font-weight-complex="bold"/>
    </style:style>
    <style:style style:name="T607" style:family="text">
      <style:text-properties style:font-name="Liberation Mono" fo:font-weight="bold" officeooo:rsid="01c5dc0a" style:font-weight-asian="bold" style:font-weight-complex="bold"/>
    </style:style>
    <style:style style:name="T608" style:family="text">
      <style:text-properties officeooo:rsid="02b8d04d"/>
    </style:style>
    <style:style style:name="T609" style:family="text">
      <style:text-properties fo:font-weight="bold" officeooo:rsid="01c5dc0a" style:font-weight-asian="bold" style:font-weight-complex="bold"/>
    </style:style>
    <style:style style:name="T610" style:family="text">
      <style:text-properties officeooo:rsid="02b2d016"/>
    </style:style>
    <style:style style:name="T611" style:family="text">
      <style:text-properties officeooo:rsid="01ca0c0f"/>
    </style:style>
    <style:style style:name="T612" style:family="text">
      <style:text-properties officeooo:rsid="0295de59"/>
    </style:style>
    <style:style style:name="T613" style:family="text">
      <style:text-properties officeooo:rsid="02b169dc"/>
    </style:style>
    <style:style style:name="T614" style:family="text">
      <style:text-properties officeooo:rsid="001746b3"/>
    </style:style>
    <style:style style:name="T615" style:family="text">
      <style:text-properties officeooo:rsid="02329648"/>
    </style:style>
    <style:style style:name="T616" style:family="text">
      <style:text-properties officeooo:rsid="0234a724"/>
    </style:style>
    <style:style style:name="T617" style:family="text">
      <style:text-properties officeooo:rsid="0232e3d7"/>
    </style:style>
    <style:style style:name="T618" style:family="text">
      <style:text-properties officeooo:rsid="02b5e7ef"/>
    </style:style>
    <style:style style:name="T619" style:family="text">
      <style:text-properties officeooo:rsid="01c91b4e"/>
    </style:style>
    <style:style style:name="T620" style:family="text">
      <style:text-properties officeooo:rsid="02b7b10d"/>
    </style:style>
    <style:style style:name="T621" style:family="text">
      <style:text-properties officeooo:rsid="02b802b0"/>
    </style:style>
    <style:style style:name="T622" style:family="text">
      <style:text-properties style:font-name="Liberation Mono" fo:font-weight="bold" officeooo:rsid="02b802b0" style:font-weight-asian="bold" style:font-weight-complex="bold"/>
    </style:style>
    <style:style style:name="T623" style:family="text">
      <style:text-properties officeooo:rsid="01bb6779"/>
    </style:style>
    <style:style style:name="T624" style:family="text">
      <style:text-properties officeooo:rsid="02ba4344"/>
    </style:style>
    <style:style style:name="T625" style:family="text">
      <style:text-properties style:font-name="Liberation Mono" fo:font-weight="bold" officeooo:rsid="00155a94" style:font-weight-asian="bold" style:font-weight-complex="bold"/>
    </style:style>
    <style:style style:name="T626" style:family="text">
      <style:text-properties officeooo:rsid="0293e882"/>
    </style:style>
    <style:style style:name="T627" style:family="text">
      <style:text-properties officeooo:rsid="002e6e2a"/>
    </style:style>
    <style:style style:name="T628" style:family="text">
      <style:text-properties officeooo:rsid="0026c97f"/>
    </style:style>
    <style:style style:name="T629" style:family="text">
      <style:text-properties officeooo:rsid="01b801c6"/>
    </style:style>
    <style:style style:name="T630" style:family="text">
      <style:text-properties officeooo:rsid="00ebe991"/>
    </style:style>
    <style:style style:name="T631" style:family="text">
      <style:text-properties officeooo:rsid="0103c302"/>
    </style:style>
    <style:style style:name="T632" style:family="text">
      <style:text-properties fo:font-style="italic" officeooo:rsid="0103c302" style:font-style-asian="italic" style:font-style-complex="italic"/>
    </style:style>
    <style:style style:name="T633" style:family="text">
      <style:text-properties fo:font-style="normal" officeooo:rsid="0103c302" style:font-style-asian="normal" style:font-style-complex="normal"/>
    </style:style>
    <style:style style:name="T634" style:family="text">
      <style:text-properties officeooo:rsid="00eeaeae"/>
    </style:style>
    <style:style style:name="T635" style:family="text">
      <style:text-properties officeooo:rsid="01142763"/>
    </style:style>
    <style:style style:name="T636" style:family="text">
      <style:text-properties style:font-name="Liberation Mono" fo:font-weight="bold" officeooo:rsid="01142763" style:font-weight-asian="bold" style:font-weight-complex="bold"/>
    </style:style>
    <style:style style:name="T637" style:family="text">
      <style:text-properties officeooo:rsid="01c440c1"/>
    </style:style>
    <style:style style:name="T638" style:family="text">
      <style:text-properties style:font-name="Liberation Mono" fo:font-weight="bold" officeooo:rsid="01c440c1" style:font-weight-asian="bold" style:font-weight-complex="bold"/>
    </style:style>
    <style:style style:name="T639" style:family="text">
      <style:text-properties officeooo:rsid="01c119eb"/>
    </style:style>
    <style:style style:name="T640" style:family="text">
      <style:text-properties officeooo:rsid="00ec5fa1"/>
    </style:style>
    <style:style style:name="T641" style:family="text">
      <style:text-properties officeooo:rsid="00ecb9f5"/>
    </style:style>
    <style:style style:name="T642" style:family="text">
      <style:text-properties style:font-name="Liberation Mono" fo:font-weight="bold" officeooo:rsid="00ebe991" style:font-weight-asian="bold" style:font-weight-complex="bold"/>
    </style:style>
    <style:style style:name="T643" style:family="text">
      <style:text-properties style:font-name="Liberation Mono" fo:font-weight="bold" officeooo:rsid="00ec5fa1" style:font-weight-asian="bold" style:font-weight-complex="bold"/>
    </style:style>
    <style:style style:name="T644" style:family="text">
      <style:text-properties fo:font-style="normal" officeooo:rsid="010362df" style:font-style-asian="normal" style:font-style-complex="normal"/>
    </style:style>
    <style:style style:name="T645" style:family="text">
      <style:text-properties style:font-name="Liberation Mono" fo:font-style="normal" fo:font-weight="bold" officeooo:rsid="010362df" style:font-style-asian="normal" style:font-weight-asian="bold" style:font-style-complex="normal" style:font-weight-complex="bold"/>
    </style:style>
    <style:style style:name="T646" style:family="text">
      <style:text-properties fo:font-style="italic" officeooo:rsid="010362df" style:font-style-asian="italic" style:font-style-complex="italic"/>
    </style:style>
    <style:style style:name="T647" style:family="text">
      <style:text-properties fo:font-style="normal" officeooo:rsid="01092803" style:font-style-asian="normal" style:font-style-complex="normal"/>
    </style:style>
    <style:style style:name="T648" style:family="text">
      <style:text-properties style:font-name="Liberation Mono" fo:font-style="normal" fo:font-weight="bold" officeooo:rsid="01c5dc0a" style:font-style-asian="normal" style:font-weight-asian="bold" style:font-style-complex="normal" style:font-weight-complex="bold"/>
    </style:style>
    <style:style style:name="T649" style:family="text">
      <style:text-properties style:font-name="Liberation Mono" fo:font-style="normal" fo:font-weight="bold" officeooo:rsid="00ff8988" style:font-style-asian="normal" style:font-weight-asian="bold" style:font-style-complex="normal" style:font-weight-complex="bold"/>
    </style:style>
    <style:style style:name="T650" style:family="text">
      <style:text-properties style:font-name="Arial1" fo:font-style="normal" fo:font-weight="normal" officeooo:rsid="00ff8988" style:font-style-asian="normal" style:font-weight-asian="normal" style:font-style-complex="normal" style:font-weight-complex="normal"/>
    </style:style>
    <style:style style:name="T651" style:family="text">
      <style:text-properties style:font-name="Arial1" fo:font-style="normal" fo:font-weight="normal" officeooo:rsid="01092803" style:font-style-asian="normal" style:font-weight-asian="normal" style:font-style-complex="normal" style:font-weight-complex="normal"/>
    </style:style>
    <style:style style:name="T652" style:family="text">
      <style:text-properties fo:font-style="normal" officeooo:rsid="010685b6" style:font-style-asian="normal" style:font-style-complex="normal"/>
    </style:style>
    <style:style style:name="T653" style:family="text">
      <style:text-properties fo:font-style="italic" officeooo:rsid="010685b6" style:font-style-asian="italic" style:font-style-complex="italic"/>
    </style:style>
    <style:style style:name="T654" style:family="text">
      <style:text-properties fo:font-style="normal" officeooo:rsid="01c5dc0a" style:font-style-asian="normal" style:font-style-complex="normal"/>
    </style:style>
    <style:style style:name="T655" style:family="text">
      <style:text-properties officeooo:rsid="013ea788"/>
    </style:style>
    <style:style style:name="T656" style:family="text">
      <style:text-properties style:font-name="Liberation Mono" fo:font-weight="bold" officeooo:rsid="013ea788" style:font-weight-asian="bold" style:font-weight-complex="bold"/>
    </style:style>
    <style:style style:name="T657" style:family="text">
      <style:text-properties fo:font-style="italic" officeooo:rsid="013ea788" style:font-style-asian="italic" style:font-style-complex="italic"/>
    </style:style>
    <style:style style:name="T658" style:family="text">
      <style:text-properties fo:font-style="normal" officeooo:rsid="013ea788" style:font-style-asian="normal" style:font-style-complex="normal"/>
    </style:style>
    <style:style style:name="T659" style:family="text">
      <style:text-properties style:font-name="Liberation Mono" fo:font-style="normal" fo:font-weight="bold" officeooo:rsid="013ea788" style:font-style-asian="normal" style:font-weight-asian="bold" style:font-style-complex="normal" style:font-weight-complex="bold"/>
    </style:style>
    <style:style style:name="T660" style:family="text">
      <style:text-properties officeooo:rsid="003aa9c6"/>
    </style:style>
    <style:style style:name="T661" style:family="text">
      <style:text-properties fo:font-style="normal" officeooo:rsid="002dd125" style:font-style-asian="normal" style:font-style-complex="normal"/>
    </style:style>
    <style:style style:name="T662" style:family="text">
      <style:text-properties fo:font-style="normal" officeooo:rsid="010a61b9" style:font-style-asian="normal" style:font-style-complex="normal"/>
    </style:style>
    <style:style style:name="T663" style:family="text">
      <style:text-properties style:font-name="Liberation Mono" fo:font-style="normal" fo:font-weight="bold" officeooo:rsid="010a61b9" style:font-style-asian="normal" style:font-weight-asian="bold" style:font-style-complex="normal" style:font-weight-complex="bold"/>
    </style:style>
    <style:style style:name="T664" style:family="text">
      <style:text-properties fo:font-style="normal" officeooo:rsid="010ab99a" style:font-style-asian="normal" style:font-style-complex="normal"/>
    </style:style>
    <style:style style:name="T665" style:family="text">
      <style:text-properties officeooo:rsid="01ae77e3"/>
    </style:style>
    <style:style style:name="T666" style:family="text">
      <style:text-properties officeooo:rsid="002dd125"/>
    </style:style>
    <style:style style:name="T667" style:family="text">
      <style:text-properties officeooo:rsid="00ab28f7"/>
    </style:style>
    <style:style style:name="T668" style:family="text">
      <style:text-properties officeooo:rsid="002e4e8c"/>
    </style:style>
    <style:style style:name="T669" style:family="text">
      <style:text-properties officeooo:rsid="0046990c"/>
    </style:style>
    <style:style style:name="T670" style:family="text">
      <style:text-properties officeooo:rsid="011dd59f"/>
    </style:style>
    <style:style style:name="T671" style:family="text">
      <style:text-properties officeooo:rsid="011ec924"/>
    </style:style>
    <style:style style:name="T672" style:family="text">
      <style:text-properties officeooo:rsid="032e5ab5"/>
    </style:style>
    <style:style style:name="T673" style:family="text">
      <style:text-properties officeooo:rsid="032f64e2"/>
    </style:style>
    <style:style style:name="T674" style:family="text">
      <style:text-properties officeooo:rsid="011fc51f"/>
    </style:style>
    <style:style style:name="T675" style:family="text">
      <style:text-properties officeooo:rsid="012084da"/>
    </style:style>
    <style:style style:name="T676" style:family="text">
      <style:text-properties officeooo:rsid="011efad6"/>
    </style:style>
    <style:style style:name="T677" style:family="text">
      <style:text-properties officeooo:rsid="018c4f21"/>
    </style:style>
    <style:style style:name="T678" style:family="text">
      <style:text-properties style:font-name="Liberation Mono" fo:font-weight="bold" officeooo:rsid="018c4f21" style:font-weight-asian="bold" style:font-weight-complex="bold"/>
    </style:style>
    <style:style style:name="T679" style:family="text">
      <style:text-properties style:font-name="Liberation Mono" fo:font-style="normal" fo:font-weight="bold" officeooo:rsid="018a5174" style:font-style-asian="normal" style:font-weight-asian="bold" style:font-style-complex="normal" style:font-weight-complex="bold"/>
    </style:style>
    <style:style style:name="T680" style:family="text">
      <style:text-properties officeooo:rsid="018ca16b"/>
    </style:style>
    <style:style style:name="T681" style:family="text">
      <style:text-properties style:font-name="Liberation Mono" fo:font-weight="bold" officeooo:rsid="018ca16b" style:font-weight-asian="bold" style:font-weight-complex="bold"/>
    </style:style>
    <style:style style:name="T682" style:family="text">
      <style:text-properties officeooo:rsid="02245816"/>
    </style:style>
    <style:style style:name="T683" style:family="text">
      <style:text-properties officeooo:rsid="01b0f6f7"/>
    </style:style>
    <style:style style:name="T684" style:family="text">
      <style:text-properties style:font-name="Liberation Mono" fo:font-size="10pt" fo:font-weight="bold" officeooo:rsid="01373e1b" style:font-size-asian="10pt" style:font-weight-asian="bold" style:font-size-complex="10pt" style:font-weight-complex="bold"/>
    </style:style>
    <style:style style:name="T6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6" style:family="text">
      <style:text-properties fo:font-style="normal" fo:font-weight="normal" officeooo:rsid="01b0f6f7" style:font-style-asian="normal" style:font-weight-asian="normal" style:font-style-complex="normal" style:font-weight-complex="normal"/>
    </style:style>
    <style:style style:name="T687" style:family="text">
      <style:text-properties style:font-name="Liberation Mono" fo:font-style="normal" fo:font-weight="bold" officeooo:rsid="01b0f6f7" style:font-style-asian="normal" style:font-weight-asian="bold" style:font-style-complex="normal" style:font-weight-complex="bold"/>
    </style:style>
    <style:style style:name="T688" style:family="text">
      <style:text-properties officeooo:rsid="02262d6a"/>
    </style:style>
    <style:style style:name="T689" style:family="text">
      <style:text-properties style:font-name="Liberation Mono" fo:font-weight="bold" officeooo:rsid="02262d6a" style:font-weight-asian="bold" style:font-weight-complex="bold"/>
    </style:style>
    <style:style style:name="T690" style:family="text">
      <style:text-properties officeooo:rsid="021ee1c9"/>
    </style:style>
    <style:style style:name="T691" style:family="text">
      <style:text-properties officeooo:rsid="02619f4a"/>
    </style:style>
    <style:style style:name="T692" style:family="text">
      <style:text-properties officeooo:rsid="027805eb"/>
    </style:style>
    <style:style style:name="T693" style:family="text">
      <style:text-properties officeooo:rsid="0262dd83"/>
    </style:style>
    <style:style style:name="T694" style:family="text">
      <style:text-properties fo:font-style="normal" fo:font-weight="normal" officeooo:rsid="021ee1c9" style:font-style-asian="normal" style:font-weight-asian="normal" style:font-style-complex="normal" style:font-weight-complex="normal"/>
    </style:style>
    <style:style style:name="T695" style:family="text">
      <style:text-properties style:font-name="Liberation Mono" fo:font-weight="bold" officeooo:rsid="032e5ab5" style:font-weight-asian="bold" style:font-weight-complex="bold"/>
    </style:style>
    <style:style style:name="T696" style:family="text">
      <style:text-properties fo:font-style="normal" fo:font-weight="normal" officeooo:rsid="025feba3" style:font-style-asian="normal" style:font-weight-asian="normal" style:font-style-complex="normal" style:font-weight-complex="normal"/>
    </style:style>
    <style:style style:name="T697" style:family="text">
      <style:text-properties officeooo:rsid="02ef1c1b"/>
    </style:style>
    <style:style style:name="T698" style:family="text">
      <style:text-properties style:font-name="Liberation Mono" fo:font-weight="bold" officeooo:rsid="02987b82" style:font-weight-asian="bold" style:font-weight-complex="bold"/>
    </style:style>
    <style:style style:name="T699" style:family="text">
      <style:text-properties officeooo:rsid="02987b82"/>
    </style:style>
    <style:style style:name="T700" style:family="text">
      <style:text-properties style:font-name="Liberation Mono" fo:font-weight="bold" officeooo:rsid="02ef1c1b" style:font-weight-asian="bold" style:font-weight-complex="bold"/>
    </style:style>
    <style:style style:name="T701" style:family="text">
      <style:text-properties style:font-name="Arial1" officeooo:rsid="02ffd114"/>
    </style:style>
    <style:style style:name="T702" style:family="text">
      <style:text-properties officeooo:rsid="02fd49dd"/>
    </style:style>
    <style:style style:name="T703" style:family="text">
      <style:text-properties fo:font-style="normal" fo:font-weight="normal" officeooo:rsid="02fd49dd" style:font-style-asian="normal" style:font-weight-asian="normal" style:font-style-complex="normal" style:font-weight-complex="normal"/>
    </style:style>
    <style:style style:name="T704" style:family="text">
      <style:text-properties fo:font-weight="normal" officeooo:rsid="00e27b6b" style:font-weight-asian="normal" style:font-weight-complex="normal"/>
    </style:style>
    <style:style style:name="T705" style:family="text">
      <style:text-properties fo:font-weight="normal" officeooo:rsid="018d34e5" style:font-weight-asian="normal" style:font-weight-complex="normal"/>
    </style:style>
    <style:style style:name="T706" style:family="text">
      <style:text-properties fo:font-style="italic" fo:font-weight="bold" officeooo:rsid="018d34e5" style:font-style-asian="italic" style:font-weight-asian="bold" style:font-style-complex="italic" style:font-weight-complex="bold"/>
    </style:style>
    <style:style style:name="T707" style:family="text">
      <style:text-properties officeooo:rsid="00df9b9f"/>
    </style:style>
    <style:style style:name="T708" style:family="text">
      <style:text-properties fo:font-style="normal" officeooo:rsid="00e27b6b" style:font-style-asian="normal" style:font-style-complex="normal"/>
    </style:style>
    <style:style style:name="T709" style:family="text">
      <style:text-properties fo:font-style="normal" style:text-underline-style="solid" style:text-underline-width="auto" style:text-underline-color="font-color" officeooo:rsid="00e27b6b" style:font-style-asian="normal" style:font-style-complex="normal"/>
    </style:style>
    <style:style style:name="T710" style:family="text">
      <style:text-properties fo:font-weight="normal" officeooo:rsid="00e2c56b" style:font-weight-asian="normal" style:font-weight-complex="normal"/>
    </style:style>
    <style:style style:name="T711" style:family="text">
      <style:text-properties style:text-underline-style="solid" style:text-underline-width="auto" style:text-underline-color="font-color"/>
    </style:style>
    <style:style style:name="T7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3" style:family="text">
      <style:text-properties style:text-underline-style="none" fo:font-weight="normal" style:font-weight-asian="normal" style:font-weight-complex="normal"/>
    </style:style>
    <style:style style:name="T71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1T12:29:47.779944157">Tuesday, October 2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7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1">restrict channel private</text:p>
            <text:p text:style-name="P371">/msg $_WINDOW Hello!</text:p>
          </table:table-cell>
        </table:table-row>
      </table:table>
      <text:p text:style-name="P372"><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3">/<text:span text:style-name="T495">bind Ctrl+H /</text:span><text:span text:style-name="T496">script hello</text:span></text:p>
          </table:table-cell>
        </table:table-row>
      </table:table>
      <text:p text:style-name="P372"><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0">Key sequence binds are not saved, so they must be recreated every time <text:span text:style-name="T494">MERK is ran. The best way to make sure that your binds are created </text:span><text:span text:style-name="T501">is to</text:span><text:span text:style-name="T494"> place your </text:span><text:span text:style-name="T502">/bind</text:span><text:span text:style-name="T494">s in connection scripts.</text:span></text:p>
      <text:p text:style-name="P374"/>
      <text:p text:style-name="P375"><text:soft-page-break/>Only one bind for a given sequence can be active at a time. For example, if there is a bind for the "Ctrl+H" sequence, creating another bind for "Ctrl+H" will "overwrite" that bind, deleting the old one.</text:p>
      <text:p text:style-name="P374">Be aware that this command can "overwrite" default hotkeys, like "Ctrl+C" for copy and "Ctrl+V" for paste, and MERK will not prevent this.</text:p>
      <text:p text:style-name="P376">To remove an existing bind, use the <text:span text:style-name="T15">/unbind</text:span> command. Pass the key sequence of the bind to remove as the first argument; just like with the <text:span text:style-name="T502">/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7">/<text:span text:style-name="T503">un</text:span><text:span text:style-name="T495">bind </text:span><text:span text:style-name="T503">c</text:span><text:span text:style-name="T495">trl+</text:span><text:span text:style-name="T503">h</text:span></text:p>
          </table:table-cell>
        </table:table-row>
      </table:table>
      <text:p text:style-name="P378"><text:line-break/><text:span text:style-name="T503">This removes our "Hello!" hotkey. Please note that the capitalization does </text:span><text:span text:style-name="T504">not</text:span><text:span text:style-name="T505"> have to be the same as the </text:span><text:span text:style-name="T506">/bind</text:span><text:span text:style-name="T505"> command that created the hotkey.</text:span></text:p>
      <text:p text:style-name="P379">To remove all created hotkey binds, pass <text:span text:style-name="T15">*</text:span> as the only argument to <text:span text:style-name="T15">/unbind</text:span>.</text:p>
      <text:p text:style-name="P380">To see a list of all the binds currently in effect, call <text:span text:style-name="T15">/bind</text:span> without any arguments.</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Heading_20_2" text:outline-level="2" text:is-list-header="true"><text:bookmark-start text:name="__RefHeading___Toc894_362215326"/><text:soft-page-break/>Scripting MERK<text:bookmark-end text:name="__RefHeading___Toc894_362215326"/></text:h>
      <text:p text:style-name="P381">There are two types of scripts in MERK: connection scripts, and all other scripts. <text:span text:style-name="T507">Each script runs in its own thread, and no commands are blocking</text:span><text:span text:style-name="T507"><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7">Wikipedia</text:span></text:a></text:p></text:note-body></text:note></text:span><text:span text:style-name="T50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8">Connection scripts </text:span><text:span text:style-name="T509">have the context of the associated server window created when connection begins</text:span><text:span text:style-name="T510"> (see </text:span><text:a xlink:type="simple" xlink:href="#8.4.Context|outline" text:style-name="Internet_20_link" text:visited-style-name="Visited_20_Internet_20_Link"><text:span text:style-name="T511">Context</text:span></text:a><text:span text:style-name="T512"> </text:span><text:span text:style-name="T513">and </text:span><text:a xlink:type="simple" xlink:href="#8.5.Writing Connection Scripts|outline" text:style-name="Internet_20_link" text:visited-style-name="Visited_20_Internet_20_Link"><text:span text:style-name="T514">Writing </text:span><text:span text:style-name="T515">Connection Scripts</text:span></text:a><text:span text:style-name="T512">).</text:span></text:p>
      <text:h text:style-name="Heading_20_3" text:outline-level="3"><text:bookmark-start text:name="__RefHeading___Toc1080_48191583"/>All Other Scripts<text:bookmark-end text:name="__RefHeading___Toc1080_48191583"/></text:h>
      <text:p text:style-name="P382">All other scripts are, well, <text:span text:style-name="T29">scripts</text:span>: a list of commands, one per line, issued in order. Scripts have a context, which is the window that they are called from or executed in. They can be executed in several ways:</text:p>
      <text:p text:style-name="P382"/>
      <text:list text:style-name="L16">
        <text:list-item>
          <text:p text:style-name="P383">From the "<text:span text:style-name="T7">Run</text:span>" button on a server window's toolbar. The script will be executed in the server window's context.</text:p>
        </text:list-item>
        <text:list-item>
          <text:p text:style-name="P383">From the "<text:span text:style-name="T7">Run</text:span>" entry in a window's input menu. <text:span text:style-name="T516">The text in the text input widget will be replaced with a call to the </text:span><text:span text:style-name="T517">/script</text:span><text:span text:style-name="T516"> command to execute the selected file.</text:span></text:p>
        </text:list-item>
        <text:list-item>
          <text:p text:style-name="P384">From the "<text:span text:style-name="T7">Run</text:span>" entry in a window's chat display right-click menu. <text:span text:style-name="T516">The text in the text input widget will be replaced with a call to the </text:span><text:span text:style-name="T517">/script</text:span><text:span text:style-name="T516"> command to execute the selected file.</text:span></text:p>
        </text:list-item>
        <text:list-item>
          <text:p text:style-name="P383">By issuing the <text:span text:style-name="T15">/script</text:span> command. The script will be executed in the window that the command was called from's context.</text:p>
        </text:list-item>
        <text:list-item>
          <text:p text:style-name="P383">From the "<text:span text:style-name="T7">Run</text:span>" menu in a script editor window. The user can select which context to run the script in, or optionally select to run the script on <text:span text:style-name="T29">all</text:span> windows simultaneously <text:span text:style-name="T518">(with each window running that script in the window's context).</text:span></text:p>
        </text:list-item>
      </text:list>
      <text:p text:style-name="P381"/>
      <text:p text:style-name="P385">When using the <text:span text:style-name="T519">/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0">For example, if a script named </text:span><text:span text:style-name="T521">example.merk</text:span><text:span text:style-name="T520"> is in the </text:span><text:span text:style-name="T519">/script</text:span><text:span text:style-name="T522">s</text:span><text:span text:style-name="T520"> directory, calling </text:span><text:span text:style-name="T521">/script example.merk</text:span><text:span text:style-name="T520"> will execute that script. If the file extension to the script is </text:span><text:span text:style-name="T521">.merk</text:span><text:span text:style-name="T520">, than the file extension can be omitted; </text:span><text:span text:style-name="T521">/script example</text:span><text:span text:style-name="T520"> will also execute </text:span><text:span text:style-name="T523">the</text:span><text:span text:style-name="T520"> script in the previous example.</text:span></text:p>
      <text:p text:style-name="P386"/>
      <text:p text:style-name="P387">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7">For single line comments, the </text:span><text:span text:style-name="T524">/rem</text:span><text:span text:style-name="T507"> command can be used; the command does nothing, and any arguments to it are ignored.</text:span></text:p>
      <text:p text:style-name="P387"/>
      <text:p text:style-name="P387"/>
      <text:h text:style-name="Heading_20_3" text:outline-level="3" text:is-list-header="true"><text:bookmark-start text:name="__RefHeading___Toc1614_2499962574"/><text:soft-page-break/>Errors<text:bookmark-end text:name="__RefHeading___Toc1614_2499962574"/></text:h>
      <text:p text:style-name="P388">For the most part, MERK <text:span text:style-name="T525">handles script errors in two ways</text:span>. <text:span text:style-name="T525">E</text:span>rrors in <text:a xlink:type="simple" xlink:href="#8.2.1.Script-Only Commands|outline" text:style-name="Internet_20_link" text:visited-style-name="Visited_20_Internet_20_Link">script-only commands</text:a> will prevent execution, <text:span text:style-name="T525">while errors in other commands will halt the script execution when the error is encountered</text:span>. If any of the following script-only command errors or conditions are detected, <text:span text:style-name="T526">the</text:span><text:span text:style-name="T281"> script will not execute</text:span>:</text:p>
      <text:list text:style-name="L17">
        <text:list-item>
          <text:p text:style-name="P389">Calling <text:span text:style-name="T527">wait</text:span> with a non-number argument</text:p>
        </text:list-item>
        <text:list-item>
          <text:p text:style-name="P389">Calling <text:span text:style-name="T528">usage</text:span> with the wrong number of arguments</text:p>
        </text:list-item>
        <text:list-item>
          <text:p text:style-name="P389">Calling <text:span text:style-name="T528">usage</text:span> with a non-number as the first argument</text:p>
        </text:list-item>
        <text:list-item>
          <text:p text:style-name="P389">Calling <text:span text:style-name="T279">restrict</text:span> with the wrong number of arguments</text:p>
        </text:list-item>
        <text:list-item>
          <text:p text:style-name="P389">Calling <text:span text:style-name="T279">restrict</text:span> with an argument that is not server, channel, or private</text:p>
        </text:list-item>
        <text:list-item>
          <text:p text:style-name="P390">Calling <text:span text:style-name="T15">only</text:span> with no arguments</text:p>
        </text:list-item>
        <text:list-item>
          <text:p text:style-name="P389">Calling <text:span text:style-name="T276">end</text:span> with any arguments</text:p>
        </text:list-item>
        <text:list-item>
          <text:p text:style-name="P391">Calling <text:span text:style-name="T280">insert</text:span> <text:span text:style-name="T529">no arguments</text:span></text:p>
        </text:list-item>
        <text:list-item>
          <text:p text:style-name="P391">Calling <text:span text:style-name="T530">i</text:span><text:span text:style-name="T280">nsert</text:span> with <text:span text:style-name="T529">a file that cannot be found, doesn't exist, </text:span><text:span text:style-name="T531">or can't be read. </text:span><text:span text:style-name="T532">Errors of this type will </text:span><text:span text:style-name="T533">not</text:span><text:span text:style-name="T534"> display the filename the faulty </text:span><text:span text:style-name="T535">insert</text:span><text:span text:style-name="T534"> </text:span><text:span text:style-name="T536">call was in</text:span><text:span text:style-name="T534">.</text:span></text:p>
        </text:list-item>
        <text:list-item>
          <text:p text:style-name="P392">Calling <text:span text:style-name="T15">context</text:span> with a context that doesn't exist</text:p>
        </text:list-item>
        <text:list-item>
          <text:p text:style-name="P393">Executing a script in a context that is not allowed by <text:span text:style-name="T279">restrict</text:span></text:p>
        </text:list-item>
        <text:list-item>
          <text:p text:style-name="P394">Executing a script in a context that is not allowed by <text:span text:style-name="T15">only</text:span></text:p>
        </text:list-item>
        <text:list-item>
          <text:p text:style-name="P395">Executing a script in a context that is not allowed by <text:span text:style-name="T537">exclude</text:span></text:p>
        </text:list-item>
        <text:list-item>
          <text:p text:style-name="P396"><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7"/>
      <text:p text:style-name="P398">Every other <text:span text:style-name="T538">command </text:span>error will display an error message (if script error messages are turned on in settings), and <text:span text:style-name="T525">halt</text:span> execution of the script. Error messages will be displayed for:</text:p>
      <text:list text:style-name="L18">
        <text:list-item>
          <text:p text:style-name="P399">Lines that do not contain a command</text:p>
        </text:list-item>
        <text:list-item>
          <text:p text:style-name="P399">Lines that start with<text:span text:style-name="T379"> </text:span><text:span text:style-name="T15">/</text:span><text:span text:style-name="T379"> </text:span>and are not followed by a valid command</text:p>
        </text:list-item>
        <text:list-item>
          <text:p text:style-name="P399">Calls to commands with <text:span text:style-name="T539">an </text:span>incorrect <text:span text:style-name="T539">number of</text:span> arguments</text:p>
        </text:list-item>
        <text:list-item>
          <text:p text:style-name="P399">Calls to commands with <text:span text:style-name="T539">invalid arguments</text:span></text:p>
        </text:list-item>
        <text:list-item>
          <text:p text:style-name="P400">Scripts being executed in the "wrong" context</text:p>
        </text:list-item>
        <text:list-item>
          <text:p text:style-name="P401">Errors in command execution</text:p>
        </text:list-item>
        <text:list-item>
          <text:p text:style-name="P402"><text:span text:style-name="T540">Using </text:span><text:span text:style-name="T541">goto</text:span><text:span text:style-name="T540"> to "jump" to a line that contains a script-only command</text:span><text:line-break/></text:p>
        </text:list-item>
      </text:list>
      <text:p text:style-name="P403">If an error is encountered, an error message with be displayed. The error message will contain:</text:p>
      <text:list text:style-name="L19">
        <text:list-item>
          <text:p text:style-name="P404"><text:span text:style-name="T7">The line number the error occurred on</text:span>. <text:span text:style-name="T542">On files that contain the </text:span><text:span text:style-name="T543">insert</text:span><text:span text:style-name="T542"> command, the line number may not be accurate, as the script will include the </text:span><text:span text:style-name="T543">insert</text:span><text:span text:style-name="T542">ed file. </text:span><text:span text:style-name="T544">Comments are stripped from scripts before execution, which may also result in inaccurate line numbers in error reports.</text:span></text:p>
        </text:list-item>
        <text:list-item>
          <text:p text:style-name="P405"><text:span text:style-name="T7">The name of the file the error is located in</text:span>. If the error is in a connection script, the filename displayed will be <text:span text:style-name="T15">SERVER:PORT</text:span> <text:span text:style-name="T545">for the server's connection script</text:span>. If the filename is not known or does not exist, the filename will be set to <text:span text:style-name="T15">script</text:span>. <text:span text:style-name="T546">Errors in calling the </text:span><text:span text:style-name="T547">insert</text:span><text:span text:style-name="T546"> command will </text:span><text:span text:style-name="T548">not</text:span><text:span text:style-name="T549"> contain the filename the error occurred in, only what the erroneous call was.</text:span></text:p>
        </text:list-item>
        <text:list-item>
          <text:p text:style-name="P40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7">Some commands can ignore an argument if they are for the current context; for example, <text:span text:style-name="T550">when</text:span> issuing the <text:span text:style-name="T15">/part</text:span> command, <text:span text:style-name="T550">you</text:span> can i<text:bookmark-start text:name="__RefHeading___Toc98_1446586609 Copy 1"/>gnore the <text:span text:style-name="T15">CHANNEL</text:span> argument if the command is intended to <text:span text:style-name="T5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8">/* <text:span text:style-name="T551">This leaves the current channel */</text:span></text:p>
            <text:p text:style-name="P409">/<text:span text:style-name="T551">part</text:span></text:p>
            <text:p text:style-name="P409"/>
            <text:p text:style-name="P408">/* <text:span text:style-name="T551">This </text:span><text:span text:style-name="T552">invites a user to the current channel</text:span><text:span text:style-name="T551"> */</text:span></text:p>
            <text:p text:style-name="P409">/<text:span text:style-name="T552">invite my_friend</text:span></text:p>
            <text:p text:style-name="P409"/>
            <text:p text:style-name="P408">/* <text:span text:style-name="T551">This </text:span><text:span text:style-name="T552">kicks a user from the current channel</text:span><text:span text:style-name="T551"> */</text:span></text:p>
            <text:p text:style-name="P409">/<text:span text:style-name="T552">kick my_enemy</text:span></text:p>
            <text:p text:style-name="P409"/>
            <text:p text:style-name="P408">/* <text:span text:style-name="T551">This </text:span><text:span text:style-name="T552">gives a user operator status in the current channel</text:span><text:span text:style-name="T551"> */</text:span></text:p>
            <text:p text:style-name="P409">/<text:span text:style-name="T552">mode +o my_friend</text:span></text:p>
            <text:p text:style-name="P409"/>
            <text:p text:style-name="P408">/* <text:span text:style-name="T551">This </text:span><text:span text:style-name="T552">sets the topic in the current channel</text:span><text:span text:style-name="T551"> */</text:span></text:p>
            <text:p text:style-name="P409">/<text:span text:style-name="T552">topic Welcome to my channel!</text:span></text:p>
          </table:table-cell>
        </table:table-row>
      </table:table>
      <text:p text:style-name="P407"/>
      <text:p text:style-name="P407"><text:span text:style-name="T553">Context-less</text:span> commands should <text:span text:style-name="T29">not</text:span><text:span text:style-name="T30"> be issued by scripts, as it can get confusing if you run the script in the wrong context. </text:span><text:span text:style-name="T554">However, if the script is being ran in a</text:span><text:span text:style-name="T555">ny </text:span><text:span text:style-name="T554">window's context, context-less commands are available to the script. </text:span></text:p>
      <text:p text:style-name="P410">When running a script from a window, either through the server window's toolbar, or the input menu, the script is always ran in that window's context. The script <text:span text:style-name="T556">editor "</text:span><text:span text:style-name="T557">Run" menu</text:span> allows you to choose which context to run the script in. <text:span text:style-name="T5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1"><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0"/>
      <text:p text:style-name="P41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4">Scripts can use the <text:span text:style-name="T276">context</text:span> command <text:span text:style-name="T559">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5">Windows that have a shared context with the context the script was executed in.</text:p>
        </text:list-item>
        <text:list-item>
          <text:p text:style-name="P415">Windows from all contexts.</text:p>
        </text:list-item>
        <text:list-item>
          <text:p text:style-name="P415">Server windows.</text:p>
        </text:list-item>
      </text:list>
      <text:p text:style-name="P416"/>
      <text:p text:style-name="P414"><text:span text:style-name="T276">context</text:span> will move to the <text:span text:style-name="T29">first</text:span><text:span text:style-name="T30"> window it finds with the name passed to it. If you are in multiple channels with the same name, this may be problematic.</text:span></text:p>
      <text:p text:style-name="P417">If a script is intended to only be ran in a specific type of context, the <text:span text:style-name="T15">restrict</text:span> command can be used, in one of three ways:</text:p>
      <text:list text:style-name="L21">
        <text:list-item>
          <text:p text:style-name="P418"><text:span text:style-name="T15">restrict server</text:span> – The script will only run in server windows or connection scripts</text:p>
        </text:list-item>
        <text:list-item>
          <text:p text:style-name="P418"><text:span text:style-name="T15">restrict channel</text:span> – The script will only run in channel windows</text:p>
        </text:list-item>
        <text:list-item>
          <text:p text:style-name="P418"><text:span text:style-name="T15">restrict private</text:span> – The script will only run in private chat windows</text:p>
        </text:list-item>
      </text:list>
      <text:p text:style-name="P417"/>
      <text:p text:style-name="P417">A script that has been "restricted" will <text:span text:style-name="T29">only</text:span><text:span text:style-name="T560"> run in the context specified, and will not execute and show an error if it is ran in another context. </text:span><text:span text:style-name="T561">Up to two contexts can be passed to </text:span><text:span text:style-name="T562">restrict</text:span><text:span text:style-name="T561">. For example, to make sure that a script is ran </text:span><text:span text:style-name="T563">only</text:span><text:span text:style-name="T561"> in chat windows, use </text:span><text:span text:style-name="T562">restrict channel private</text:span><text:span text:style-name="T561">.</text:span></text:p>
      <text:p text:style-name="P41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4">move to</text:span> the context of any other window.</text:p>
      <text:p text:style-name="P420"/>
      <text:p text:style-name="P420"/>
      <text:p text:style-name="P420"/>
      <text:h text:style-name="Heading_20_3" text:outline-level="3" text:is-list-header="true"><text:bookmark-start text:name="__RefHeading___Toc102_1446586609"/><text:soft-page-break/>Aliases<text:bookmark-end text:name="__RefHeading___Toc102_1446586609"/></text:h>
      <text:p text:style-name="P42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5">They function kind of like variables</text:span><text:span text:style-name="T565"><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5"> do in programming languages.</text:span> <text:span text:style-name="T565">As an</text:span> example, let's create an alias named 'GREETING', and set it to the value 'Hello world!':</text:p>
      <text:p text:style-name="P421"/>
      <table:table table:name="Table2" table:style-name="Table2">
        <table:table-column table:style-name="Table2.A"/>
        <table:table-row>
          <table:table-cell table:style-name="Table2.A1" office:value-type="string">
            <text:p text:style-name="P422">/<text:span text:style-name="T566">alias GREETING Hello world!</text:span></text:p>
          </table:table-cell>
        </table:table-row>
      </table:table>
      <text:p text:style-name="P421"/>
      <text:p text:style-name="P421">Now, if you want to insert the string "Hello world!" into a command or any output, you can use the alias interpolation symbol, which is <text:span text:style-name="T15">$</text:span> by default, followed by the alias'<text:span text:style-name="T567">s</text:span> name, to insert your alias into the command or output:</text:p>
      <text:p text:style-name="P421"/>
      <table:table table:name="Table3" table:style-name="Table3">
        <table:table-column table:style-name="Table3.A"/>
        <table:table-row>
          <table:table-cell table:style-name="Table3.A1" office:value-type="string">
            <text:p text:style-name="P422">/<text:span text:style-name="T566">msg #mychannel $GREETING</text:span></text:p>
          </table:table-cell>
        </table:table-row>
      </table:table>
      <text:p text:style-name="P421"/>
      <text:p text:style-name="P421">This sends a message to <text:span text:style-name="T15">#mychannel</text:span> that says "Hello world!" to everyone in the channel!</text:p>
      <text:p text:style-name="P423"/>
      <text:p text:style-name="P424">Alias names <text:span text:style-name="T29">must</text:span><text:span text:style-name="T30"> start with a letter, and not a number or other symbol. This is to prevent overwriting built-in aliases created for each window's context </text:span><text:span text:style-name="T568">(see </text:span><text:a xlink:type="simple" xlink:href="#7.2.2.Built-In Aliases|outline" text:style-name="Internet_20_link" text:visited-style-name="Visited_20_Internet_20_Link"><text:span text:style-name="T569">Built-In Aliases</text:span></text:a><text:span text:style-name="T570">). </text:span><text:span text:style-name="T571">Alias names also cannot contain punctuatio</text:span><text:span text:style-name="T572">n, except for underscores.</text:span></text:p>
      <text:p text:style-name="P425"/>
      <text:p text:style-name="P426">To create an alias, use the <text:span text:style-name="T15">/alias</text:span> command. To see a list of all aliases set for the current window, issue the <text:span text:style-name="T15">/alias</text:span> command with no arguments. <text:span text:style-name="T573">To delete an alias, issue the </text:span><text:span text:style-name="T574">/unalias</text:span><text:span text:style-name="T573"> command.</text:span></text:p>
      <text:p text:style-name="P426"/>
      <text:p text:style-name="P42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8"/>
      <table:table table:name="Table7" table:style-name="Table7">
        <table:table-column table:style-name="Table7.A"/>
        <table:table-row>
          <table:table-cell table:style-name="Table7.A1" office:value-type="string">
            <text:p text:style-name="P429">/<text:span text:style-name="T575">alias GREETING /msg $_WINDOW Hello, and welcome!</text:span></text:p>
          </table:table-cell>
        </table:table-row>
      </table:table>
      <text:p text:style-name="P428"/>
      <text:p text:style-name="P430">Now, whenever someone joins you<text:span text:style-name="T557">r</text:span> channel, just type <text:span text:style-name="T15">$GREETING</text:span> into the text input widget to send your message! The above example uses a built-in alias, which is explained in <text:span text:style-name="T576">Built-In Aliases</text:span>.</text:p>
      <text:p text:style-name="P430"/>
      <text:p text:style-name="P431">All aliases are <text:span text:style-name="T29">global </text:span><text:span text:style-name="T57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8">(including other connection scripts)</text:span><text:span text:style-name="T30">. </text:span><text:span text:style-name="T579">Any script can also delete an alias with the </text:span><text:span text:style-name="T580">/unalias</text:span><text:span text:style-name="T579"> command.</text:span></text:p>
      <text:p text:style-name="P430"/>
      <text:p text:style-name="Text_20_body">Built-in aliases<text:span text:style-name="T581"> cannot be deleted with the </text:span><text:span text:style-name="T582">/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2"><text:span text:style-name="T363">Each window has a number of aliases for use that are built-in to the window'</text:span><text:span text:style-name="T583">s context</text:span><text:span text:style-name="T363">, and do not require the user to create them. Built-in alias names start with an underscore (</text:span><text:span text:style-name="T364">_</text:span><text:span text:style-name="T363">) </text:span><text:span text:style-name="T584">and are all uppercase. </text:span><text:span text:style-name="T585">Some built-in aliases (</text:span><text:span text:style-name="T586">see </text:span><text:a xlink:type="simple" xlink:href="#8.3.Script Arguments|outline" text:style-name="Internet_20_link" text:visited-style-name="Visited_20_Internet_20_Link"><text:span text:style-name="T587">Script Arguments</text:span></text:a><text:span text:style-name="T585">) are only </text:span><text:span text:style-name="T588">created in certain circumstances</text:span><text:span text:style-name="T585">; </text:span><text:span text:style-name="T589">these have a gray background.</text:span></text:p>
      <text:p text:style-name="P425"/>
      <table:table table:name="Table4" table:style-name="Table4">
        <table:table-column table:style-name="Table4.A"/>
        <table:table-column table:style-name="Table4.B"/>
        <table:table-header-rows>
          <table:table-row>
            <table:table-cell table:style-name="Table4.A1" office:value-type="string">
              <text:p text:style-name="P433">Alias</text:p>
            </table:table-cell>
            <table:table-cell table:style-name="Table4.B1" office:value-type="string">
              <text:p text:style-name="P433">Value</text:p>
            </table:table-cell>
          </table:table-row>
        </table:table-header-rows>
        <table:table-row table:style-name="Table4.2">
          <table:table-cell table:style-name="Table4.A2" office:value-type="string">
            <text:p text:style-name="P434">_<text:span text:style-name="T590">0, _1,...</text:span></text:p>
          </table:table-cell>
          <table:table-cell table:style-name="Table4.B2" office:value-type="string">
            <text:p text:style-name="P43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6">_<text:span text:style-name="T591">ARGS</text:span></text:p>
          </table:table-cell>
          <table:table-cell table:style-name="Table4.B2" office:value-type="string">
            <text:p text:style-name="P437">The <text:span text:style-name="T591">number of arguments passed to a script. </text:span><text:span text:style-name="T592">If no arguments have been passed to the script, this will be set to </text:span><text:span text:style-name="T593">0</text:span><text:span text:style-name="T592">.</text:span></text:p>
          </table:table-cell>
        </table:table-row>
        <table:table-row>
          <table:table-cell table:style-name="Table4.A4" office:value-type="string">
            <text:p text:style-name="P434">_<text:span text:style-name="T594">CLIENT</text:span></text:p>
          </table:table-cell>
          <table:table-cell table:style-name="Table4.B4" office:value-type="string">
            <text:p text:style-name="P438">The <text:span text:style-name="T594">name of the IRC client, MERK.</text:span></text:p>
          </table:table-cell>
        </table:table-row>
        <table:table-row>
          <table:table-cell table:style-name="Table4.A4" office:value-type="string">
            <text:p text:style-name="P434">_<text:span text:style-name="T595">CONNECTION</text:span></text:p>
          </table:table-cell>
          <table:table-cell table:style-name="Table4.B4" office:value-type="string">
            <text:p text:style-name="P43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4">_<text:span text:style-name="T594">C</text:span><text:span text:style-name="T596">OUNT</text:span></text:p>
          </table:table-cell>
          <table:table-cell table:style-name="Table4.B4" office:value-type="string">
            <text:p text:style-name="P440">The number of users in the current channel. For server and private chat windows, this will be set to <text:span text:style-name="T15">0</text:span>.</text:p>
          </table:table-cell>
        </table:table-row>
        <table:table-row>
          <table:table-cell table:style-name="Table4.A4" office:value-type="string">
            <text:p text:style-name="P441">_CUPTIME</text:p>
          </table:table-cell>
          <table:table-cell table:style-name="Table4.B4" office:value-type="string">
            <text:p text:style-name="P442">The number of seconds that MERK has been running.</text:p>
          </table:table-cell>
        </table:table-row>
        <table:table-row>
          <table:table-cell table:style-name="Table4.A4" office:value-type="string">
            <text:p text:style-name="P436">_HOST</text:p>
          </table:table-cell>
          <table:table-cell table:style-name="Table4.B4" office:value-type="string">
            <text:p text:style-name="P443">The reported hostname of the server the window is connected to; <text:span text:style-name="T597">if that is not know</text:span><text:span text:style-name="T598">n</text:span><text:span text:style-name="T597">, then this will be set to the server's address, a colon, and the server's port.</text:span></text:p>
          </table:table-cell>
        </table:table-row>
        <table:table-row>
          <table:table-cell table:style-name="Table4.A4" office:value-type="string">
            <text:p text:style-name="P434">_<text:span text:style-name="T599">DATE</text:span></text:p>
          </table:table-cell>
          <table:table-cell table:style-name="Table4.B4" office:value-type="string">
            <text:p text:style-name="P438">The <text:span text:style-name="T599">current date, in "MM/DD/YYYY" format.</text:span></text:p>
          </table:table-cell>
        </table:table-row>
        <table:table-row>
          <table:table-cell table:style-name="Table4.A4" office:value-type="string">
            <text:p text:style-name="P434">_<text:span text:style-name="T600">DAY</text:span></text:p>
          </table:table-cell>
          <table:table-cell table:style-name="Table4.B4" office:value-type="string">
            <text:p text:style-name="P438">The <text:span text:style-name="T599">current </text:span><text:span text:style-name="T600">day of the week.</text:span></text:p>
          </table:table-cell>
        </table:table-row>
        <table:table-row>
          <table:table-cell table:style-name="Table4.A4" office:value-type="string">
            <text:p text:style-name="P434">_<text:span text:style-name="T599">EDATE</text:span></text:p>
          </table:table-cell>
          <table:table-cell table:style-name="Table4.B4" office:value-type="string">
            <text:p text:style-name="P438">The <text:span text:style-name="T599">current date, in "DD/MM/YYYY" format.</text:span></text:p>
          </table:table-cell>
        </table:table-row>
        <table:table-row>
          <table:table-cell table:style-name="Table4.A4" office:value-type="string">
            <text:p text:style-name="P444">_<text:span text:style-name="T601">EPOCH</text:span></text:p>
          </table:table-cell>
          <table:table-cell table:style-name="Table4.B4" office:value-type="string">
            <text:p text:style-name="P445">The current time in UNIX epoch format.</text:p>
          </table:table-cell>
        </table:table-row>
        <table:table-row>
          <table:table-cell table:style-name="Table4.A4" office:value-type="string">
            <text:p text:style-name="P444">_<text:span text:style-name="T602">FILE</text:span></text:p>
          </table:table-cell>
          <table:table-cell table:style-name="Table4.B4" office:value-type="string">
            <text:p text:style-name="P446">The full filename of the currently running script.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6">_<text:span text:style-name="T608">HCHANNELS</text:span></text:p>
          </table:table-cell>
          <table:table-cell table:style-name="Table4.B4" office:value-type="string">
            <text:p text:style-name="P447">The number of <text:span text:style-name="T608">hidden</text:span>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44">_MODE</text:p>
          </table:table-cell>
          <table:table-cell table:style-name="Table4.B4" office:value-type="string">
            <text:p text:style-name="P448">Any modes set on the user associated with the window. <text:span text:style-name="T592">If no modes are set, this will be set to </text:span><text:span text:style-name="T607">none</text:span><text:span text:style-name="T609">.</text:span></text:p>
          </table:table-cell>
        </table:table-row>
        <table:table-row>
          <table:table-cell table:style-name="Table4.A4" office:value-type="string">
            <text:p text:style-name="P434">_<text:span text:style-name="T600">MONTH</text:span></text:p>
          </table:table-cell>
          <table:table-cell table:style-name="Table4.B4" office:value-type="string">
            <text:p text:style-name="P438">The <text:span text:style-name="T600">name of the current month.</text:span></text:p>
          </table:table-cell>
        </table:table-row>
        <table:table-row>
          <table:table-cell table:style-name="Table4.A4" office:value-type="string">
            <text:p text:style-name="P434">_N<text:span text:style-name="T610">ETWORK</text:span></text:p>
          </table:table-cell>
          <table:table-cell table:style-name="Table4.B4" office:value-type="string">
            <text:p text:style-name="P449">The network the server the window is connected to is on; if this is not known, this will be set to <text:span text:style-name="T15">unknown</text:span>.</text:p>
          </table:table-cell>
        </table:table-row>
        <table:table-row>
          <table:table-cell table:style-name="Table4.A4" office:value-type="string">
            <text:p text:style-name="P434">_NICKNAME</text:p>
          </table:table-cell>
          <table:table-cell table:style-name="Table4.B4" office:value-type="string">
            <text:p text:style-name="P438">The user's <text:span text:style-name="T611">current</text:span> nickname.</text:p>
          </table:table-cell>
        </table:table-row>
        <table:table-row>
          <table:table-cell table:style-name="Table4.A4" office:value-type="string">
            <text:p text:style-name="P434">_<text:span text:style-name="T612">ORDINAL</text:span></text:p>
          </table:table-cell>
          <table:table-cell table:style-name="Table4.B4" office:value-type="string">
            <text:p text:style-name="P438">The <text:span text:style-name="T612">current day of the month.</text:span></text:p>
          </table:table-cell>
        </table:table-row>
        <table:table-row>
          <table:table-cell table:style-name="Table4.A4" office:value-type="string">
            <text:p text:style-name="P436">_PORT</text:p>
          </table:table-cell>
          <table:table-cell table:style-name="Table4.B4" office:value-type="string">
            <text:p text:style-name="P443">The port on the server the window is connected to.</text:p>
          </table:table-cell>
        </table:table-row>
        <table:table-row>
          <table:table-cell table:style-name="Table4.A4" office:value-type="string">
            <text:p text:style-name="P444">_PRESENT</text:p>
          </table:table-cell>
          <table:table-cell table:style-name="Table4.B4" office:value-type="string">
            <text:p text:style-name="P448">If the window the alias is being used in is a channel window, this will contain a list of users in that channel, separated by commas. <text:span text:style-name="T592">If there are no users in the channel, </text:span><text:span text:style-name="T613">or if this is used in a non-channel context</text:span><text:span text:style-name="T592">, this will be set to </text:span><text:span text:style-name="T607">none</text:span><text:span text:style-name="T592">.</text:span></text:p>
          </table:table-cell>
        </table:table-row>
        <table:table-row>
          <table:table-cell table:style-name="Table4.A4" office:value-type="string">
            <text:p text:style-name="P436">_REALNAME</text:p>
          </table:table-cell>
          <table:table-cell table:style-name="Table4.B4" office:value-type="string">
            <text:p text:style-name="P443">The user's realname, <text:span text:style-name="T614">as set in user settings.</text:span></text:p>
          </table:table-cell>
        </table:table-row>
        <table:table-row>
          <table:table-cell table:style-name="Table4.A4" office:value-type="string">
            <text:p text:style-name="P436">_<text:span text:style-name="T615">RELEASE</text:span></text:p>
          </table:table-cell>
          <table:table-cell table:style-name="Table4.B4" office:value-type="string">
            <text:p text:style-name="P450">The URL for the current latest release of MERK, <text:span text:style-name="T616">as known at the release of the running </text:span><text:soft-page-break/><text:span text:style-name="T616">version.</text:span></text:p>
          </table:table-cell>
        </table:table-row>
        <table:table-row>
          <table:table-cell table:style-name="Table4.A4" office:value-type="string">
            <text:p text:style-name="P436">_R<text:span text:style-name="T617">VERSION</text:span></text:p>
          </table:table-cell>
          <table:table-cell table:style-name="Table4.B4" office:value-type="string">
            <text:p text:style-name="P451">The <text:span text:style-name="T617">current release version of MERK</text:span><text:span text:style-name="T615">, </text:span><text:span text:style-name="T616">as known at the release of the running version.</text:span></text:p>
          </table:table-cell>
        </table:table-row>
        <table:table-row>
          <table:table-cell table:style-name="Table4.A4" office:value-type="string">
            <text:p text:style-name="P436">_<text:span text:style-name="T608">SCHANNELS</text:span></text:p>
          </table:table-cell>
          <table:table-cell table:style-name="Table4.B4" office:value-type="string">
            <text:p text:style-name="P447">The number of visible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36">_<text:span text:style-name="T618">SCOUNT</text:span></text:p>
          </table:table-cell>
          <table:table-cell table:style-name="Table4.B4" office:value-type="string">
            <text:p text:style-name="P44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6">_S<text:span text:style-name="T602">CRIPT</text:span></text:p>
          </table:table-cell>
          <table:table-cell table:style-name="Table4.B4" office:value-type="string">
            <text:p text:style-name="P452">The name of the file, without the full path, of the currently running script. Only present in scripts that have been executed with the <text:span text:style-name="T15">/script</text:span> command.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6">_SERVER</text:p>
          </table:table-cell>
          <table:table-cell table:style-name="Table4.B4" office:value-type="string">
            <text:p text:style-name="P443">The server the window is connected to; this will be the address used to connect to the server, <text:span text:style-name="T619">not the server's reported hostname.</text:span></text:p>
          </table:table-cell>
        </table:table-row>
        <table:table-row>
          <table:table-cell table:style-name="Table4.A4" office:value-type="string">
            <text:p text:style-name="P434">_<text:span text:style-name="T620">SOFTWARE</text:span></text:p>
          </table:table-cell>
          <table:table-cell table:style-name="Table4.B4" office:value-type="string">
            <text:p text:style-name="P453">The <text:span text:style-name="T620">server software the server the window is connected to is using. </text:span><text:span text:style-name="T621">If this is not known, this will be set to </text:span><text:span text:style-name="T622">unknown</text:span><text:span text:style-name="T621">.</text:span></text:p>
          </table:table-cell>
        </table:table-row>
        <table:table-row>
          <table:table-cell table:style-name="Table4.A4" office:value-type="string">
            <text:p text:style-name="P434">_<text:span text:style-name="T594">SOURCE</text:span></text:p>
          </table:table-cell>
          <table:table-cell table:style-name="Table4.B4" office:value-type="string">
            <text:p text:style-name="P453">The URL to MERK's source code.</text:p>
          </table:table-cell>
        </table:table-row>
        <table:table-row>
          <table:table-cell table:style-name="Table4.A4" office:value-type="string">
            <text:p text:style-name="P444">_<text:span text:style-name="T623">STAMP</text:span></text:p>
          </table:table-cell>
          <table:table-cell table:style-name="Table4.B4" office:value-type="string">
            <text:p text:style-name="P445">The current time, following the format setting for timestamps.</text:p>
          </table:table-cell>
        </table:table-row>
        <table:table-row>
          <table:table-cell table:style-name="Table4.A4" office:value-type="string">
            <text:p text:style-name="P444">_STATUS</text:p>
          </table:table-cell>
          <table:table-cell table:style-name="Table4.B4" office:value-type="string">
            <text:p text:style-name="P45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4">_<text:span text:style-name="T624">SUPTIME</text:span></text:p>
          </table:table-cell>
          <table:table-cell table:style-name="Table4.B4" office:value-type="string">
            <text:p text:style-name="P455">How long, in seconds, the client has been connected to the server associated with the current window.</text:p>
          </table:table-cell>
        </table:table-row>
        <table:table-row>
          <table:table-cell table:style-name="Table4.A4" office:value-type="string">
            <text:p text:style-name="P444">_<text:span text:style-name="T623">TIME</text:span></text:p>
          </table:table-cell>
          <table:table-cell table:style-name="Table4.B4" office:value-type="string">
            <text:p text:style-name="P445">The current time, <text:span text:style-name="T623">in 24-hour format.</text:span></text:p>
          </table:table-cell>
        </table:table-row>
        <table:table-row>
          <table:table-cell table:style-name="Table4.A4" office:value-type="string">
            <text:p text:style-name="P444">_TOPIC</text:p>
          </table:table-cell>
          <table:table-cell table:style-name="Table4.B4" office:value-type="string">
            <text:p text:style-name="P454">If the window the alias is being used in is a channel window, this will contain the channel's topic, if there is one. <text:span text:style-name="T592">If the channel does not have a topic, </text:span><text:span text:style-name="T613">or if the window is not a channel</text:span><text:span text:style-name="T592">, this will be set to </text:span><text:span text:style-name="T607">No topic</text:span><text:span text:style-name="T592">.</text:span></text:p>
          </table:table-cell>
        </table:table-row>
        <table:table-row>
          <table:table-cell table:style-name="Table4.A4" office:value-type="string">
            <text:p text:style-name="P436">_UPTIME</text:p>
          </table:table-cell>
          <table:table-cell table:style-name="Table4.B4" office:value-type="string">
            <text:p text:style-name="P443">How long the window the <text:span text:style-name="T611">script</text:span> is <text:span text:style-name="T611">being ran</text:span> in has been connected or has been in use, in seconds.</text:p>
          </table:table-cell>
        </table:table-row>
        <table:table-row>
          <table:table-cell table:style-name="Table4.A4" office:value-type="string">
            <text:p text:style-name="P434">_<text:span text:style-name="T594">VERSION</text:span></text:p>
          </table:table-cell>
          <table:table-cell table:style-name="Table4.B4" office:value-type="string">
            <text:p text:style-name="P453">The current version of MERK in use.</text:p>
          </table:table-cell>
        </table:table-row>
        <table:table-row>
          <table:table-cell table:style-name="Table4.A4" office:value-type="string">
            <text:p text:style-name="P434">_USERNAME</text:p>
          </table:table-cell>
          <table:table-cell table:style-name="Table4.B4" office:value-type="string">
            <text:p text:style-name="P438">The user's username, <text:span text:style-name="T614">as set in user settings.</text:span></text:p>
          </table:table-cell>
        </table:table-row>
        <table:table-row>
          <table:table-cell table:style-name="Table4.A4" office:value-type="string">
            <text:p text:style-name="P436">_WINDOW</text:p>
          </table:table-cell>
          <table:table-cell table:style-name="Table4.B4" office:value-type="string">
            <text:p text:style-name="P443">The name of the window the <text:span text:style-name="T619">script</text:span> is being used in.</text:p>
          </table:table-cell>
        </table:table-row>
        <table:table-row table:style-name="Table4.40">
          <table:table-cell table:style-name="Table4.A4" office:value-type="string">
            <text:p text:style-name="P436">_WTYPE</text:p>
          </table:table-cell>
          <table:table-cell table:style-name="Table4.B4" office:value-type="string">
            <text:p text:style-name="P443">The type of window the alias is being used in; either <text:span text:style-name="T625">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4">_<text:span text:style-name="T626">YEAR</text:span></text:p>
          </table:table-cell>
          <table:table-cell table:style-name="Table4.B4" office:value-type="string">
            <text:p text:style-name="P438">The <text:span text:style-name="T626">current year.</text:span></text:p>
          </table:table-cell>
        </table:table-row>
      </table:table>
      <text:p text:style-name="P456"/>
      <text:p text:style-name="P456"><text:span text:style-name="T551">Built-in aliases can be very useful in scripts, where the script may not "know" what </text:span><text:a xlink:type="simple" xlink:href="#8.2.Context|outline" text:style-name="Internet_20_link" text:visited-style-name="Visited_20_Internet_20_Link"><text:span text:style-name="T627">context</text:span></text:a><text:span text:style-name="T551"> it is running in:</text:span></text:p>
      <text:p text:style-name="P457"/>
      <table:table table:name="Table5" table:style-name="Table5">
        <table:table-column table:style-name="Table5.A"/>
        <table:table-row table:style-name="Table5.1">
          <table:table-cell table:style-name="Table5.A1" office:value-type="string">
            <text:p text:style-name="P458">/* <text:span text:style-name="T551">This sends a message to the current channel */</text:span></text:p>
            <text:p text:style-name="P459">/<text:span text:style-name="T551">msg $_WINDOW Hello, everybody! </text:span><text:span text:style-name="T628">My name is $_NICKNAME</text:span></text:p>
            <text:p text:style-name="P459"/>
            <text:p text:style-name="P458">/* <text:span text:style-name="T551">This sets the current channel's topic */</text:span></text:p>
            <text:p text:style-name="P460">/<text:span text:style-name="T551">topic $_WINDOW </text:span><text:span text:style-name="T628">We've been around for $_UPTIME seconds!</text:span></text:p>
          </table:table-cell>
        </table:table-row>
      </table:table>
      <text:p text:style-name="Standard"/>
      <text:p text:style-name="P461">They can also be used to display information about the client:</text:p>
      <text:p text:style-name="P462"/>
      <table:table table:name="Table55" table:style-name="Table55">
        <table:table-column table:style-name="Table55.A"/>
        <table:table-row table:style-name="Table55.1">
          <table:table-cell table:style-name="Table55.A1" office:value-type="string">
            <text:p text:style-name="P463">/* <text:span text:style-name="T629">This sets the default away message */</text:span></text:p>
            <text:p text:style-name="P464">/<text:span text:style-name="T62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5">Arguments can be passed to a script with the <text:span text:style-name="T15">/script</text:span> command; <text:span text:style-name="T630">just pass them as arguments to the command following the script file name. </text:span><text:span text:style-name="T631">The </text:span><text:span text:style-name="T15">/script</text:span><text:span text:style-name="T631"> command is the </text:span><text:span text:style-name="T632">only</text:span><text:span text:style-name="T633"> way to pass arguments to a script.</text:span></text:p>
      <text:p text:style-name="P466">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4">most</text:span> commands, arguments are considered to consist of <text:span text:style-name="T635">either </text:span>a single word, with no spaces, <text:span text:style-name="T635">or a number of words separated by spaces. A channel name, for example, or a nickname may be an argument; the </text:span><text:span text:style-name="T636">/msg</text:span><text:span text:style-name="T635"> command looks for a channel or nickname as the first argument, with all other arguments being the message to be sent. </text:span>Arguments to scripts can contain spaces, and the number of <text:span text:style-name="T63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7">/* <text:span text:style-name="T630">This calls a script with a single argument */</text:span></text:p>
            <text:p text:style-name="P468">/<text:span text:style-name="T630">script myscript.merk "Hello, world!"</text:span></text:p>
            <text:p text:style-name="P468"/>
            <text:p text:style-name="P467">/* <text:span text:style-name="T630">Here are multiple arguments, with spaces in each */</text:span></text:p>
            <text:p text:style-name="P468">/<text:span text:style-name="T630">script test.merk "First argument!" "Second argument!" "And third!"</text:span></text:p>
          </table:table-cell>
        </table:table-row>
      </table:table>
      <text:p text:style-name="P469"/>
      <text:p text:style-name="P470">To access these arguments, a built-in alias is created for each one, and another is created for all arguments. Each built-in alias is named with the number of the argument: <text:span text:style-name="T607">$</text:span><text:span text:style-name="T15">_1</text:span> for the first argument, <text:span text:style-name="T607">$</text:span><text:span text:style-name="T15">_2</text:span> for the second, <text:span text:style-name="T607">$</text:span><text:span text:style-name="T15">_3</text:span> for the third, and so on. The built-in alias <text:span text:style-name="T607">$</text:span><text:span text:style-name="T15">_0</text:span> contains all arguments passed to the script, joined by single spaces; <text:span text:style-name="T637">if no arguments have been passed to the script, </text:span><text:span text:style-name="T607">$</text:span><text:span text:style-name="T638">_0</text:span><text:span text:style-name="T637"> will contain the string </text:span><text:span text:style-name="T638">none</text:span><text:span text:style-name="T637">.</text:span></text:p>
      <text:p text:style-name="P470"/>
      <text:p text:style-name="P47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39">as</text:span> the error message if your script it called with an improper number of arguments.</text:p>
      <text:p text:style-name="P470"/>
      <text:p text:style-name="P47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0"/>
      <table:table table:name="Table22" table:style-name="Table22">
        <table:table-column table:style-name="Table22.A"/>
        <table:table-row>
          <table:table-cell table:style-name="Table22.A1" office:value-type="string">
            <text:p text:style-name="P467">/*</text:p>
            <text:p text:style-name="P467"><text:s text:c="5"/><text:span text:style-name="T640">This script requires a single argument.</text:span></text:p>
            <text:p text:style-name="P467"><text:s text:c="5"/><text:span text:style-name="T640">If none or more than one </text:span><text:span text:style-name="T641">argument</text:span><text:span text:style-name="T640"> is passed,</text:span></text:p>
            <text:p text:style-name="P471"><text:s text:c="5"/>display script usage information.</text:p>
            <text:p text:style-name="P472">*/</text:p>
            <text:p text:style-name="P468"><text:span text:style-name="T630">usage 1 Usage: /script </text:span><text:span text:style-name="T602">$_SCRIPT</text:span><text:span text:style-name="T630"> NAME</text:span></text:p>
            <text:p text:style-name="P468"/>
            <text:p text:style-name="P473"><text:span text:style-name="T15">/</text:span><text:span text:style-name="T642">msg $_WINDOW Hello there, $_1! Nice to see you!</text:span></text:p>
          </table:table-cell>
        </table:table-row>
      </table:table>
      <text:p text:style-name="P474"/>
      <text:p text:style-name="P474"><text:soft-page-break/>Let's execute our script! In the text input widget, type the following and hit enter:</text:p>
      <text:p text:style-name="P474"/>
      <table:table table:name="Table23" table:style-name="Table23">
        <table:table-column table:style-name="Table23.A"/>
        <table:table-row>
          <table:table-cell table:style-name="Table23.A1" office:value-type="string">
            <text:p text:style-name="P473"><text:span text:style-name="T15">/</text:span><text:span text:style-name="T643">script greet other_user</text:span></text:p>
          </table:table-cell>
        </table:table-row>
      </table:table>
      <text:p text:style-name="P469"/>
      <text:p text:style-name="P474">Our greeting is sent to the current chat:</text:p>
      <text:p text:style-name="P474"/>
      <text:p text:style-name="P475"><draw:frame draw:style-name="fr1" draw:name="Image21" text:anchor-type="as-char" svg:width="4.3437in" svg:height="0.2083in" draw:z-index="33"><draw:image xlink:href="Pictures/10000001000001A1000000144BBC521D.png" xlink:type="simple" xlink:show="embed" xlink:actuate="onLoad" draw:mime-type="image/png"/></draw:frame></text:p>
      <text:p text:style-name="P476"/>
      <text:p text:style-name="P476">If we executed our script with no arguments, an error message is displayed:</text:p>
      <text:p text:style-name="P477"><draw:frame draw:style-name="fr1" draw:name="Image22" text:anchor-type="as-char" svg:width="2.5835in" svg:height="0.2291in" draw:z-index="34"><draw:image xlink:href="Pictures/10000001000000F8000000165CBCA79A.png" xlink:type="simple" xlink:show="embed" xlink:actuate="onLoad" draw:mime-type="image/png"/></draw:frame></text:p>
      <text:p text:style-name="P478">Connection scripts are <text:span text:style-name="T29">never</text:span><text:span text:style-name="T30"> called with any arguments. </text:span><text:span text:style-name="T644">Scripts executed by any way other than the </text:span><text:span text:style-name="T645">/script</text:span><text:span text:style-name="T644"> command are </text:span><text:span text:style-name="T646">never</text:span><text:span text:style-name="T644"> called with any arguments.</text:span></text:p>
      <text:p text:style-name="P479">Several built-in aliases are created for scripts. <text:span text:style-name="T607">$</text:span><text:span text:style-name="T15">_FILE</text:span> contains the full filename of the script (including path) being called, <text:span text:style-name="T607">$</text:span><text:span text:style-name="T15">_SCRIPT</text:span> contains the filename of the script without the path, and <text:span text:style-name="T607">$</text:span><text:span text:style-name="T15">_ARGS</text:span> contains the number of arguments the script was called with. The example above has a use of the <text:span text:style-name="T607">$</text:span><text:span text:style-name="T15">_SCRIPT</text:span> built-in alias. <text:span text:style-name="T637">If a script is executed from the editor (and thus doesn't have a filename), both </text:span><text:span text:style-name="T607">$</text:span><text:span text:style-name="T638">_FILE</text:span><text:span text:style-name="T637"> and </text:span><text:span text:style-name="T607">$</text:span><text:span text:style-name="T638">_SCRIPT</text:span><text:span text:style-name="T637"> will be set to </text:span><text:span text:style-name="T638">script</text:span><text:span text:style-name="T637">.</text:span></text:p>
      <text:p text:style-name="P480">Scripts executed with the "Run" menu in the editor <text:span text:style-name="T30">are </text:span><text:span text:style-name="T29">never</text:span><text:span text:style-name="T30"> called with any arguments, and </text:span><text:span text:style-name="T647">will only </text:span><text:span text:style-name="T30">have the </text:span><text:span text:style-name="T648">$</text:span><text:span text:style-name="T649">_SCRIPT</text:span><text:span text:style-name="T650"> </text:span><text:span text:style-name="T651">or</text:span><text:span text:style-name="T650"> </text:span><text:span text:style-name="T648">$</text:span><text:span text:style-name="T649">_FILE</text:span><text:span text:style-name="T30"> built-in aliases </text:span><text:span text:style-name="T647">if the script has been saved to or loaded from a filename</text:span><text:span text:style-name="T30">. </text:span><text:span text:style-name="T652">Scripts executed with the "Run script" button on server window toolbars will have the </text:span><text:span text:style-name="T648">$</text:span><text:span text:style-name="T649">_SCRIPT</text:span><text:span text:style-name="T652"> and </text:span><text:span text:style-name="T648">$</text:span><text:span text:style-name="T649">_FILE</text:span><text:span text:style-name="T652"> built-in aliases, but as they are </text:span><text:span text:style-name="T653">never</text:span><text:span text:style-name="T652"> called with arguments, will have the </text:span><text:span text:style-name="T648">$</text:span><text:span text:style-name="T31">_ARGS</text:span><text:span text:style-name="T652"> built-in alias </text:span><text:span text:style-name="T654">set to </text:span><text:span text:style-name="T648">none</text:span><text:span text:style-name="T654">.</text:span></text:p>
      <text:p text:style-name="P481">Argument built-in aliases can be used with <text:span text:style-name="T15">insert</text:span>ed scripts, but they <text:span text:style-name="T655">will always reference the script that is being executed, not the </text:span><text:span text:style-name="T656">insert</text:span><text:span text:style-name="T655">ed script. For example, if an </text:span><text:span text:style-name="T656">insert</text:span><text:span text:style-name="T655">ed script includes the built-in alias </text:span><text:span text:style-name="T656">$_1</text:span><text:span text:style-name="T655">, that alias will interpolate to the first argument that was passed to the script that is being executed, </text:span><text:span text:style-name="T657">not</text:span><text:span text:style-name="T658"> the </text:span><text:span text:style-name="T659">insert</text:span><text:span text:style-name="T658">ed file.</text:span></text:p>
      <text:p text:style-name="P482"/>
      <text:p text:style-name="P482"/>
      <text:p text:style-name="P482"/>
      <text:p text:style-name="P482"/>
      <text:p text:style-name="P482"/>
      <text:p text:style-name="P482"/>
      <text:h text:style-name="P483" text:outline-level="3" text:is-list-header="true"><text:bookmark-start text:name="__RefHeading___Toc862_362215326"/><text:soft-page-break/><text:span text:style-name="T660">Writing </text:span>Connection Scripts<text:bookmark-end text:name="__RefHeading___Toc862_362215326"/></text:h>
      <text:p text:style-name="P484"><text:span text:style-name="T661">Connection scripts are the scripts that can be entered in the connection dialog, and are executed as soon as the client completes connecting to a server. </text:span><text:span text:style-name="T662">A connection script's context is the server window created when connecting. In fact, calling </text:span><text:span text:style-name="T663">restrict server</text:span><text:span text:style-name="T662"> to restrict the connection script's execution to a server window will pass successfully, while using </text:span><text:span text:style-name="T663">restrict</text:span><text:span text:style-name="T662"> with any other </text:span><text:span text:style-name="T664">context</text:span><text:span text:style-name="T662"> type will cause the connection script to not execute.</text:span></text:p>
      <text:p text:style-name="P485"><draw:frame draw:style-name="fr1" draw:name="Image5" text:anchor-type="as-char" svg:width="3.8543in" svg:height="3.5008in" draw:z-index="35"><draw:image xlink:href="../../graphics/connect_script.png" xlink:type="simple" xlink:show="embed" xlink:actuate="onLoad" draw:mime-type="image/png"/></draw:frame></text:p>
      <text:p text:style-name="P486">To issue commands that will have an effect on another window, use the <text:span text:style-name="T276">context</text:span> command to move the script to that window's context.</text:p>
      <text:p text:style-name="P487">Before <text:span text:style-name="T276">context</text:span>ing to another context, be aware that that <text:span text:style-name="T372">window (and the context)</text:span> may "not exist" yet. The channel <text:span text:style-name="T66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8">/<text:span text:style-name="T666">alias FAVORITE #merk</text:span></text:p>
            <text:p text:style-name="P488">/<text:span text:style-name="T666">join $FAVORITE</text:span></text:p>
            <text:p text:style-name="P488">/<text:span text:style-name="T666">msg $FAVORITE Hello, everybody!</text:span></text:p>
            <text:p text:style-name="P489">wait 10</text:p>
            <text:p text:style-name="P488"><text:span text:style-name="T667">context</text:span><text:span text:style-name="T666"> $FAVORITE</text:span></text:p>
            <text:p text:style-name="P488">/<text:span text:style-name="T668">print $_WINDOW Maximizing $FAVORITE!</text:span></text:p>
            <text:p text:style-name="P488">/<text:span text:style-name="T666">maximize </text:span><text:span text:style-name="T669">$_WINDOW</text:span></text:p>
          </table:table-cell>
        </table:table-row>
      </table:table>
      <text:p text:style-name="P49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2">/*</text:p>
            <text:p text:style-name="P492"><text:s text:c="3"/><text:span text:style-name="T670">Wave Script</text:span></text:p>
            <text:p text:style-name="P492"><text:s text:c="3"/><text:span text:style-name="T670">By Dan Hetrick</text:span></text:p>
            <text:p text:style-name="P492">*/</text:p>
            <text:p text:style-name="P493"/>
            <text:p text:style-name="P494">restrict channel private</text:p>
            <text:p text:style-name="P494">/msg $_WINDOW :wave: </text:p>
            <text:p text:style-name="P494">/alias wave /script $_FILE</text:p>
          </table:table-cell>
        </table:table-row>
      </table:table>
      <text:p text:style-name="P495"/>
      <text:p text:style-name="P491">What this script does specifically:</text:p>
      <text:list text:style-name="L22">
        <text:list-item>
          <text:p text:style-name="P496">Restrict the scripts execution to channel and private chat windows.</text:p>
        </text:list-item>
        <text:list-item>
          <text:p text:style-name="P496">Sends the "wave" emoji to the current chat</text:p>
        </text:list-item>
        <text:list-item>
          <text:p text:style-name="P496">Creates an alias named "wave" that will re-execute the script</text:p>
        </text:list-item>
      </text:list>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h text:style-name="Heading_20_3" text:outline-level="3"><text:bookmark-start text:name="__RefHeading___Toc4349_4060769487"/><text:soft-page-break/>Greeting<text:bookmark-end text:name="__RefHeading___Toc4349_4060769487"/></text:h>
      <text:p text:style-name="P498">This script sends a greeting to the as a private message to a user. It takes a single argument, the username of the person the greeting is being sent to.</text:p>
      <text:p text:style-name="P499"/>
      <table:table table:name="Table26" table:style-name="Table26">
        <table:table-column table:style-name="Table26.A"/>
        <table:table-row>
          <table:table-cell table:style-name="Table26.A1" office:value-type="string">
            <text:p text:style-name="P492">/*</text:p>
            <text:p text:style-name="P492"><text:s text:c="3"/><text:span text:style-name="T670">Greeting Script</text:span></text:p>
            <text:p text:style-name="P492"><text:s text:c="3"/><text:span text:style-name="T670">By Dan Hetrick</text:span></text:p>
            <text:p text:style-name="P492">*/</text:p>
            <text:p text:style-name="P493"/>
            <text:p text:style-name="P494">usage 1 Usage: /script $_SCRIPT nickname</text:p>
            <text:p text:style-name="P493">/<text:span text:style-name="T670">msg $_1 Hello! Nice to see you!</text:span></text:p>
          </table:table-cell>
        </table:table-row>
      </table:table>
      <text:p text:style-name="P500"/>
      <text:p text:style-name="P501">What this script does specifically:</text:p>
      <text:p text:style-name="P501"/>
      <text:list text:style-name="L23">
        <text:list-item>
          <text:p text:style-name="P502">Makes sure the script is called with a single argument</text:p>
        </text:list-item>
        <text:list-item>
          <text:p text:style-name="P503">Sends <text:span text:style-name="T671">a greeting as a private message to the user set in the single argument</text:span></text:p>
        </text:list-item>
      </text:list>
      <text:p text:style-name="P497"/>
      <text:p text:style-name="P504">To make this a little easier, we'll create a macro for our greeting script. Assuming that our greeting script was saved to a file named <text:span text:style-name="T15">greeing.merk</text:span> in MERK's "scripts" directory:</text:p>
      <text:p text:style-name="P505"/>
      <table:table table:name="Table91" table:style-name="Table91">
        <table:table-column table:style-name="Table91.A"/>
        <table:table-row>
          <table:table-cell table:style-name="Table91.A1" office:value-type="string">
            <text:p text:style-name="P506">/<text:span text:style-name="T672">macro greet greeting "/greet USER" "Sends a greeting to the current chat"</text:span></text:p>
          </table:table-cell>
        </table:table-row>
      </table:table>
      <text:p text:style-name="P507"/>
      <text:p text:style-name="P504">Now, we can call our script with a new custom "command", <text:span text:style-name="T15">/greet</text:span>. So, if we wanted to send a greeting to a user named "Bob":</text:p>
      <text:p text:style-name="P505"/>
      <table:table table:name="Table92" table:style-name="Table92">
        <table:table-column table:style-name="Table92.A"/>
        <table:table-row>
          <table:table-cell table:style-name="Table92.A1" office:value-type="string">
            <text:p text:style-name="P506">/<text:span text:style-name="T672">greet Bob</text:span></text:p>
          </table:table-cell>
        </table:table-row>
      </table:table>
      <text:p text:style-name="P507"/>
      <text:p text:style-name="P504">This would send a message to <text:span text:style-name="T673">the user "Bob" that consists of "Hello! Nice to see you!".</text:span></text:p>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h text:style-name="Heading_20_3" text:outline-level="3"><text:bookmark-start text:name="__RefHeading___Toc4600_4060769487"/><text:soft-page-break/>Example Connection Script<text:bookmark-end text:name="__RefHeading___Toc4600_4060769487"/></text:h>
      <text:p text:style-name="P50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4">maximize the channel's window, </text:span>and send a greeting to the channel</text:p>
      <text:p text:style-name="P499"/>
      <table:table table:name="Table27" table:style-name="Table27">
        <table:table-column table:style-name="Table27.A"/>
        <table:table-row>
          <table:table-cell table:style-name="Table27.A1" office:value-type="string">
            <text:p text:style-name="P492">/*</text:p>
            <text:p text:style-name="P492"><text:s text:c="3"/><text:span text:style-name="T675">Example </text:span><text:span text:style-name="T671">Server Connection Script</text:span></text:p>
            <text:p text:style-name="P492">*/</text:p>
            <text:p text:style-name="P493"/>
            <text:p text:style-name="P509">restrict server</text:p>
            <text:p text:style-name="P493">/<text:span text:style-name="T671">alias USERNAME my_username</text:span></text:p>
            <text:p text:style-name="P493">/<text:span text:style-name="T671">alias PASSWORD my_password</text:span></text:p>
            <text:p text:style-name="P493">/<text:span text:style-name="T671">alias CHANNEL #my_channel</text:span></text:p>
            <text:p text:style-name="P493">/<text:span text:style-name="T671">alias TOPIC Welcome to my channel!</text:span></text:p>
            <text:p text:style-name="P493">/<text:span text:style-name="T671">alias GREETING $_NICKNAME is here, everybody!</text:span></text:p>
            <text:p text:style-name="P493"/>
            <text:p text:style-name="P493">/<text:span text:style-name="T671">msg nickserv IDENTIFY $USERNAME $PASSWORD</text:span></text:p>
            <text:p text:style-name="P509">wait 5</text:p>
            <text:p text:style-name="P493">/<text:span text:style-name="T671">join $CHANNEL</text:span></text:p>
            <text:p text:style-name="P493">/<text:span text:style-name="T671">msg chanserv OP $CHANNEL</text:span></text:p>
            <text:p text:style-name="P493"><text:span text:style-name="T671">wait </text:span><text:span text:style-name="T676">10</text:span></text:p>
            <text:p text:style-name="P510">context $CHANNEL</text:p>
            <text:p text:style-name="P493">/<text:span text:style-name="T671">topic $TOPIC</text:span></text:p>
            <text:p text:style-name="P493">/<text:span text:style-name="T676">maximize</text:span></text:p>
            <text:p text:style-name="P509">wait 1</text:p>
            <text:p text:style-name="P493">/<text:span text:style-name="T671">msg $_</text:span><text:span text:style-name="T676">WINDOW</text:span><text:span text:style-name="T671"> $GREETING</text:span></text:p>
          </table:table-cell>
        </table:table-row>
      </table:table>
      <text:p text:style-name="P500"/>
      <text:p text:style-name="P501">What this script does specifically:</text:p>
      <text:p text:style-name="P511"/>
      <text:list text:style-name="L24">
        <text:list-item>
          <text:p text:style-name="P512">Restrict the script's execution to server windows</text:p>
        </text:list-item>
        <text:list-item>
          <text:p text:style-name="P512">Sets an alias for the user's <text:span text:style-name="T15">NICKSERV</text:span> username</text:p>
        </text:list-item>
        <text:list-item>
          <text:p text:style-name="P512">Sets an alias for the user's <text:span text:style-name="T15">NICKSERV</text:span> password</text:p>
        </text:list-item>
        <text:list-item>
          <text:p text:style-name="P512">Sets an alias for the user's channel</text:p>
        </text:list-item>
        <text:list-item>
          <text:p text:style-name="P512">Sets an alias for the channel's topic</text:p>
        </text:list-item>
        <text:list-item>
          <text:p text:style-name="P512">Sets an alias for the greeting to send once everything else is done</text:p>
        </text:list-item>
        <text:list-item>
          <text:p text:style-name="P512">Logs into <text:span text:style-name="T15">NICKSERV</text:span> with the set username and password</text:p>
        </text:list-item>
        <text:list-item>
          <text:p text:style-name="P512">Waits 5 seconds</text:p>
        </text:list-item>
        <text:list-item>
          <text:p text:style-name="P512">Join the set channel</text:p>
        </text:list-item>
        <text:list-item>
          <text:p text:style-name="P512">Tells <text:span text:style-name="T15">CHANSERV</text:span> to give the user operator status in the set channel</text:p>
        </text:list-item>
        <text:list-item>
          <text:p text:style-name="P512">Waits <text:span text:style-name="T676">10</text:span> seconds</text:p>
        </text:list-item>
        <text:list-item>
          <text:p text:style-name="P513">Switches contexts to the channel window</text:p>
        </text:list-item>
        <text:list-item>
          <text:p text:style-name="P512">Sets the <text:span text:style-name="T676">current channel's topic</text:span></text:p>
        </text:list-item>
        <text:list-item>
          <text:p text:style-name="P513">Maximizes the current channel window</text:p>
        </text:list-item>
        <text:list-item>
          <text:p text:style-name="P512">Waits 1 second</text:p>
        </text:list-item>
        <text:list-item>
          <text:p text:style-name="P512">Sends the greeting to the <text:span text:style-name="T676">current </text:span>channel</text:p>
        </text:list-item>
      </text:list>
      <text:h text:style-name="Heading_20_3" text:outline-level="3"><text:bookmark-start text:name="__RefHeading___Toc4333_3140508971"/><text:soft-page-break/>Inserting Files<text:bookmark-end text:name="__RefHeading___Toc4333_3140508971"/></text:h>
      <text:p text:style-name="P51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5">login.merk</text:p>
      <table:table table:name="Table13" table:style-name="Table13">
        <table:table-column table:style-name="Table13.A"/>
        <table:table-row>
          <table:table-cell table:style-name="Table13.A1" office:value-type="string">
            <text:p text:style-name="P516">/*</text:p>
            <text:p text:style-name="P516"><text:s text:c="3"/><text:span text:style-name="T603">NICKSERV Login</text:span></text:p>
            <text:p text:style-name="P516">*/</text:p>
            <text:p text:style-name="P517"/>
            <text:p text:style-name="P517">/<text:span text:style-name="T603">alias USERNAME my_username</text:span></text:p>
            <text:p text:style-name="P517">/<text:span text:style-name="T603">alias PASSWORD my_password</text:span></text:p>
            <text:p text:style-name="P517">/<text:span text:style-name="T603">alias LOGIN_TO_NICKSERV /msg NICKSERV IDENTIFY $USERNAME $PASSWORD</text:span></text:p>
          </table:table-cell>
        </table:table-row>
      </table:table>
      <text:p text:style-name="P518"/>
      <text:p text:style-name="P519">Now, to login to <text:span text:style-name="T15">NICKSERV</text:span> from another script, use the <text:span text:style-name="T15">/insert</text:span> command to insert this file into the script, and issue the full command:</text:p>
      <text:p text:style-name="P520"/>
      <table:table table:name="Table30" table:style-name="Table30">
        <table:table-column table:style-name="Table30.A"/>
        <table:table-row>
          <table:table-cell table:style-name="Table30.A1" office:value-type="string">
            <text:p text:style-name="P521">insert login.merk</text:p>
            <text:p text:style-name="P521">$LOGIN_TO_NICKSERV</text:p>
          </table:table-cell>
        </table:table-row>
      </table:table>
      <text:p text:style-name="P518"/>
      <text:p text:style-name="P522">Once all aliases have been interpolated into the script, this will end up being the script that is executed:</text:p>
      <text:p text:style-name="P523"/>
      <table:table table:name="Table34" table:style-name="Table34">
        <table:table-column table:style-name="Table34.A"/>
        <table:table-row>
          <table:table-cell table:style-name="Table34.A1" office:value-type="string">
            <text:p text:style-name="P524">/<text:span text:style-name="T655">msg NICKSERV IDENTIFY my_username my_password</text:span></text:p>
          </table:table-cell>
        </table:table-row>
      </table:table>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h text:style-name="Heading_20_3" text:outline-level="3"><text:bookmark-start text:name="__RefHeading___Toc12166_3140508971"/><text:soft-page-break/>Showing the Local Temperature<text:bookmark-end text:name="__RefHeading___Toc12166_3140508971"/></text:h>
      <text:p text:style-name="P52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7">We're going to use the </text:span><text:a xlink:type="simple" xlink:href="https://curl.se/" text:style-name="Internet_20_link" text:visited-style-name="Visited_20_Internet_20_Link"><text:span text:style-name="T678">curl</text:span></text:a><text:span text:style-name="T677"> executable to get the temperature from </text:span><text:a xlink:type="simple" xlink:href="https://wttr.in/" text:style-name="Internet_20_link" text:visited-style-name="Visited_20_Internet_20_Link"><text:span text:style-name="T677">https://wttr.in/</text:span></text:a><text:span text:style-name="T677">.</text:span></text:p>
      <text:p text:style-name="P527"/>
      <table:table table:name="Table28" table:style-name="Table28">
        <table:table-column table:style-name="Table28.A"/>
        <table:table-row>
          <table:table-cell table:style-name="Table28.A1" office:value-type="string">
            <text:p text:style-name="P528">restrict channel private</text:p>
            <text:p text:style-name="P529"><text:span text:style-name="T604">/</text:span><text:span text:style-name="T678">shell TEMP </text:span><text:span text:style-name="T679">curl.exe -s "https://wttr.in/Detroit?format=%t"</text:span></text:p>
            <text:p text:style-name="P530">/<text:span text:style-name="T677">msg $_WINDOW It's currently $TEMP here in Detroit</text:span></text:p>
          </table:table-cell>
        </table:table-row>
      </table:table>
      <text:p text:style-name="P526"/>
      <text:p text:style-name="P531">This script:</text:p>
      <text:list text:style-name="L25">
        <text:list-item>
          <text:p text:style-name="P532">Restrict <text:span text:style-name="T680">the script's</text:span> execution to channel or private chat windows only, as it sends a message to the current window.</text:p>
        </text:list-item>
        <text:list-item>
          <text:p text:style-name="P532">Use the <text:span text:style-name="T15">/shell</text:span> command to <text:span text:style-name="T680">call </text:span><text:span text:style-name="T681">curl.exe</text:span><text:span text:style-name="T680"> to fetch the current temperature, and store it in the </text:span><text:span text:style-name="T681">TEMP</text:span><text:span text:style-name="T680"> alias.</text:span></text:p>
        </text:list-item>
        <text:list-item>
          <text:p text:style-name="P533">Send a message to the current window containing the <text:span text:style-name="T15">TEMP</text:span> alias.</text:p>
        </text:list-item>
      </text:list>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h text:style-name="P534" text:outline-level="3"><text:bookmark-start text:name="__RefHeading___Toc12166_3140508971 Copy 1"/><text:soft-page-break/>C<text:span text:style-name="T682">onnecting to Servers</text:span><text:bookmark-end text:name="__RefHeading___Toc12166_3140508971 Copy 1"/></text:h>
      <text:p text:style-name="P535">Scripts can call other scripts, allowing scripts to be "chained"; that is, to execute one after the other. This script is an example of a connection script that connects to multiple servers, and executes multiple scripts.</text:p>
      <text:p text:style-name="P535"/>
      <text:p text:style-name="P535">First, let's create our initial connection script. We're going to use it upon connection to UnderNet. It will login to our X account before connecting to two other servers.</text:p>
      <text:p text:style-name="P536"/>
      <table:table table:name="Table54" table:style-name="Table54">
        <table:table-column table:style-name="Table54.A"/>
        <table:table-row>
          <table:table-cell table:style-name="Table54.A1" office:value-type="string">
            <text:p text:style-name="P537"><text:span text:style-name="T677">restrict </text:span><text:span text:style-name="T683">server</text:span></text:p>
            <text:p text:style-name="P538"><text:span text:style-name="T684">/</text:span><text:span text:style-name="T685">msg X@channels.undernet.org login username password</text:span></text:p>
            <text:p text:style-name="P539">/join #merk</text:p>
            <text:p text:style-name="P539">/xconnect palladium.libera.chat 6667</text:p>
            <text:p text:style-name="P539">/xconnectssl irc.underworld.no 6697</text:p>
          </table:table-cell>
        </table:table-row>
      </table:table>
      <text:p text:style-name="P540"/>
      <text:p text:style-name="P535">This script:</text:p>
      <text:list text:style-name="L26">
        <text:list-item>
          <text:p text:style-name="P541">Restricts the script's execution to server window contexts.</text:p>
        </text:list-item>
        <text:list-item>
          <text:p text:style-name="P541">Sends a private message to UnderNet's user service bot, logging into an account.</text:p>
        </text:list-item>
        <text:list-item>
          <text:p text:style-name="P541">Joins the <text:span text:style-name="T15">#merk</text:span> channel.</text:p>
        </text:list-item>
        <text:list-item>
          <text:p text:style-name="P541">Connects to <text:span text:style-name="T15">palladium.libera.chat</text:span> on port 6667, executing any existing connection script when it connects.</text:p>
        </text:list-item>
        <text:list-item>
          <text:p text:style-name="P542"><text:span text:style-name="T686">Connects to </text:span><text:span text:style-name="T687">irc.underworld.no</text:span><text:span text:style-name="T686"> via SSL/TLS, on port 6697, executing any existing connection script when it connects.</text:span></text:p>
        </text:list-item>
      </text:list>
      <text:p text:style-name="P535"/>
      <text:p text:style-name="P543"><text:span text:style-name="T688">Scripts can also execute other scripts with the </text:span><text:span text:style-name="T689">/script</text:span><text:span text:style-name="T68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4" text:outline-level="3"><text:bookmark-start text:name="__RefHeading___Toc12166_3140508971 Copy 1 Copy 1"/><text:soft-page-break/>Dice Rolling Script<text:bookmark-end text:name="__RefHeading___Toc12166_3140508971 Copy 1 Copy 1"/></text:h>
      <text:p text:style-name="P545">This script uses the <text:span text:style-name="T15">/random</text:span> command to simulate a dice roll and send the result to the current channel.<text:span text:style-name="T683"> </text:span>Pass the number of sides of the dice to roll as the first argument to the script; so, to roll a 20 sided die, pass <text:span text:style-name="T15">20</text:span> as the argument to the script:</text:p>
      <text:p text:style-name="P546"/>
      <table:table table:name="Table61" table:style-name="Table61">
        <table:table-column table:style-name="Table61.A"/>
        <table:table-row>
          <table:table-cell table:style-name="Table61.A1" office:value-type="string">
            <text:p text:style-name="P547"><text:span text:style-name="T677">restrict </text:span><text:span text:style-name="T690">channel private</text:span></text:p>
            <text:p text:style-name="P548">usage 1 Usage: /script $_SCRIPT NUMBER_OF_SIDES</text:p>
            <text:p text:style-name="P548">/random roll 1 $_1</text:p>
            <text:p text:style-name="P548">/msg $_WINDOW Rolling a $_1 sided die: $roll</text:p>
          </table:table-cell>
        </table:table-row>
      </table:table>
      <text:p text:style-name="P549"/>
      <text:p text:style-name="P545">This script:</text:p>
      <text:list text:style-name="L27">
        <text:list-item>
          <text:p text:style-name="P550">Restricts the script's execution to chat window contexts.</text:p>
        </text:list-item>
        <text:list-item>
          <text:p text:style-name="P550">Sets the usage text for the script, and makes sure that the script is called with one argument.</text:p>
        </text:list-item>
        <text:list-item>
          <text:p text:style-name="P55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0">Sends a message to the current chat showing the random number that was generated.</text:p>
        </text:list-item>
      </text:list>
      <text:p text:style-name="P518"/>
      <text:p text:style-name="P551">I<text:span text:style-name="T691">n</text:span> the game Dungeons &amp; Dragons, rolling a 20 on a 20-sided die is a "critical", which usually means the roll succeeds or deals extra damage. Here's a version of the script rolls a 20-sided die, and notifies if a critical is rolled:</text:p>
      <text:p text:style-name="P551"/>
      <table:table table:name="Table70" table:style-name="Table70">
        <table:table-column table:style-name="Table70.A"/>
        <table:table-column table:style-name="Table70.B"/>
        <table:table-row>
          <table:table-cell table:style-name="Table70.A1" office:value-type="string">
            <text:p text:style-name="P552">1</text:p>
          </table:table-cell>
          <table:table-cell table:style-name="Table70.B1" office:value-type="string">
            <text:p text:style-name="P553">restrict channel private</text:p>
          </table:table-cell>
        </table:table-row>
        <table:table-row>
          <table:table-cell table:style-name="Table70.A2" office:value-type="string">
            <text:p text:style-name="P552">2</text:p>
          </table:table-cell>
          <table:table-cell table:style-name="Table70.B2" office:value-type="string">
            <text:p text:style-name="P553">/<text:span text:style-name="T692">print Rolling...</text:span></text:p>
          </table:table-cell>
        </table:table-row>
        <table:table-row>
          <table:table-cell table:style-name="Table70.A2" office:value-type="string">
            <text:p text:style-name="P552">3</text:p>
          </table:table-cell>
          <table:table-cell table:style-name="Table70.B3" office:value-type="string">
            <text:p text:style-name="P553">/random roll 1 20</text:p>
          </table:table-cell>
        </table:table-row>
        <table:table-row table:style-name="Table70.4">
          <table:table-cell table:style-name="Table70.A2" office:value-type="string">
            <text:p text:style-name="P552">4</text:p>
          </table:table-cell>
          <table:table-cell table:style-name="Table70.B4" office:value-type="string">
            <text:p text:style-name="P553">if $roll (is) 20 goto 7</text:p>
          </table:table-cell>
        </table:table-row>
        <table:table-row table:style-name="Table70.4">
          <table:table-cell table:style-name="Table70.A2" office:value-type="string">
            <text:p text:style-name="P554">5</text:p>
          </table:table-cell>
          <table:table-cell table:style-name="Table70.B4" office:value-type="string">
            <text:p text:style-name="P553">/msg $_WINDOW <text:span text:style-name="T693">Rolled a</text:span> $roll</text:p>
          </table:table-cell>
        </table:table-row>
        <table:table-row table:style-name="Table70.4">
          <table:table-cell table:style-name="Table70.A2" office:value-type="string">
            <text:p text:style-name="P554">6</text:p>
          </table:table-cell>
          <table:table-cell table:style-name="Table70.B4" office:value-type="string">
            <text:p text:style-name="P553">end</text:p>
          </table:table-cell>
        </table:table-row>
        <table:table-row table:style-name="Table70.4">
          <table:table-cell table:style-name="Table70.A2" office:value-type="string">
            <text:p text:style-name="P554">7</text:p>
          </table:table-cell>
          <table:table-cell table:style-name="Table70.B4" office:value-type="string">
            <text:p text:style-name="P553">/msg $_WINDOW Critical! Rolled a $roll</text:p>
          </table:table-cell>
        </table:table-row>
        <table:table-row table:style-name="Table70.4">
          <table:table-cell table:style-name="Table70.A2" office:value-type="string">
            <text:p text:style-name="P554">8</text:p>
          </table:table-cell>
          <table:table-cell table:style-name="Table70.B8" office:value-type="string">
            <text:p text:style-name="P553">end</text:p>
          </table:table-cell>
        </table:table-row>
      </table:table>
      <text:p text:style-name="P555"/>
      <text:p text:style-name="P556">This script:</text:p>
      <text:list text:style-name="L28">
        <text:list-item>
          <text:p text:style-name="P557">Restricts the script's execution to chat window contexts.</text:p>
        </text:list-item>
        <text:list-item>
          <text:p text:style-name="P55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8">Displays a message to the user</text:p>
        </text:list-item>
        <text:list-item>
          <text:p text:style-name="P558">Checks to see if the roll was a 20, and if it was, "jumps" to line 7</text:p>
        </text:list-item>
        <text:list-item>
          <text:p text:style-name="P558">Displays the roll to the current chat</text:p>
        </text:list-item>
        <text:list-item>
          <text:p text:style-name="P558">Ends the script</text:p>
        </text:list-item>
        <text:list-item>
          <text:p text:style-name="P558">This is the line our <text:span text:style-name="T15">if</text:span> "jumps" to; it displays to the current chat that the roll was a critical</text:p>
        </text:list-item>
        <text:list-item>
          <text:p text:style-name="P558">Ends the script</text:p>
        </text:list-item>
      </text:list>
      <text:p text:style-name="P518"/>
      <text:p text:style-name="P559"><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59"/>
      <text:p text:style-name="P559">First, we'll create a macro. Our macro will be named "roll20", and will take no arguments:<text:span text:style-name="T694"/></text:p>
      <text:p text:style-name="P505"/>
      <table:table table:name="Table89" table:style-name="Table89">
        <table:table-column table:style-name="Table89.A"/>
        <table:table-row>
          <table:table-cell table:style-name="Table89.A1" office:value-type="string">
            <text:p text:style-name="P506">/<text:span text:style-name="T672">macro roll20 roll "/roll" "Rolls a 20 sided die, and shows the results"</text:span></text:p>
          </table:table-cell>
        </table:table-row>
      </table:table>
      <text:p text:style-name="P507"><text:line-break/><text:span text:style-name="T672">Now, we've effectively created a new command, </text:span><text:span text:style-name="T695">/roll20</text:span><text:span text:style-name="T672">, that executes the dice rolling script every time it is called.</text:span></text:p>
      <text:p text:style-name="P507"/>
      <text:p text:style-name="P559">We can also create a hotkey for our script with the <text:span text:style-name="T15">/bind</text:span> command. Every time the user presses the control key and the "R" button <text:span text:style-name="T673">at the same time</text:span>, our dice rolling script will get executed in the current active window's context:</text:p>
      <text:p text:style-name="P505"/>
      <table:table table:name="Table90" table:style-name="Table90">
        <table:table-column table:style-name="Table90.A"/>
        <table:table-row>
          <table:table-cell table:style-name="Table90.A1" office:value-type="string">
            <text:p text:style-name="P506">/<text:span text:style-name="T672">bind Ctrl+R /script roll</text:span></text:p>
          </table:table-cell>
        </table:table-row>
      </table:table>
      <text:p text:style-name="P507"/>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p text:style-name="P518"/>
      <text:h text:style-name="Heading_20_3" text:outline-level="3"><text:bookmark-start text:name="__RefHeading___Toc9608_378786963"/><text:soft-page-break/>Custom Day-of-the-Week Away Message<text:bookmark-end text:name="__RefHeading___Toc9608_378786963"/></text:h>
      <text:p text:style-name="P560">This script sets MERK's default away message to a custom message depending on what day of the week it is.<text:span text:style-name="T696"/></text:p>
      <table:table table:name="Table73" table:style-name="Table73">
        <table:table-column table:style-name="Table73.A"/>
        <table:table-column table:style-name="Table73.B"/>
        <table:table-row>
          <table:table-cell table:style-name="Table73.A1" office:value-type="string">
            <text:p text:style-name="P561">1</text:p>
          </table:table-cell>
          <table:table-cell table:style-name="Table73.B1" office:value-type="string">
            <text:p text:style-name="P562">if $_DAY (is) Monday goto <text:span text:style-name="T697">9</text:span></text:p>
          </table:table-cell>
        </table:table-row>
        <table:table-row>
          <table:table-cell table:style-name="Table73.A2" office:value-type="string">
            <text:p text:style-name="P561">2</text:p>
          </table:table-cell>
          <table:table-cell table:style-name="Table73.B2" office:value-type="string">
            <text:p text:style-name="P562">if $_DAY (is) Tuesday goto 1<text:span text:style-name="T697">1</text:span></text:p>
          </table:table-cell>
        </table:table-row>
        <table:table-row>
          <table:table-cell table:style-name="Table73.A2" office:value-type="string">
            <text:p text:style-name="P561">3</text:p>
          </table:table-cell>
          <table:table-cell table:style-name="Table73.B2" office:value-type="string">
            <text:p text:style-name="P562">if $_DAY (is) Wednesday goto 1<text:span text:style-name="T697">3</text:span></text:p>
          </table:table-cell>
        </table:table-row>
        <table:table-row table:style-name="Table73.4">
          <table:table-cell table:style-name="Table73.A2" office:value-type="string">
            <text:p text:style-name="P561">4</text:p>
          </table:table-cell>
          <table:table-cell table:style-name="Table73.B2" office:value-type="string">
            <text:p text:style-name="P562">if $_DAY (is) Thursday goto 1<text:span text:style-name="T697">5</text:span></text:p>
          </table:table-cell>
        </table:table-row>
        <table:table-row table:style-name="Table73.4">
          <table:table-cell table:style-name="Table73.A2" office:value-type="string">
            <text:p text:style-name="P563">5</text:p>
          </table:table-cell>
          <table:table-cell table:style-name="Table73.B2" office:value-type="string">
            <text:p text:style-name="P562">if $_DAY (is) Friday goto 1<text:span text:style-name="T697">7</text:span></text:p>
          </table:table-cell>
        </table:table-row>
        <table:table-row table:style-name="Table73.4">
          <table:table-cell table:style-name="Table73.A2" office:value-type="string">
            <text:p text:style-name="P563">6</text:p>
          </table:table-cell>
          <table:table-cell table:style-name="Table73.B2" office:value-type="string">
            <text:p text:style-name="P562">if $_DAY (is) Saturday goto 1<text:span text:style-name="T697">8</text:span></text:p>
          </table:table-cell>
        </table:table-row>
        <table:table-row table:style-name="Table73.4">
          <table:table-cell table:style-name="Table73.A2" office:value-type="string">
            <text:p text:style-name="P563">7</text:p>
          </table:table-cell>
          <table:table-cell table:style-name="Table73.B2" office:value-type="string">
            <text:p text:style-name="P562">if $_DAY (is) Sunday goto 2<text:span text:style-name="T697">1</text:span></text:p>
          </table:table-cell>
        </table:table-row>
        <table:table-row table:style-name="Table73.4">
          <table:table-cell table:style-name="Table73.A8" office:value-type="string">
            <text:p text:style-name="P564">8</text:p>
          </table:table-cell>
          <table:table-cell table:style-name="Table73.B2" office:value-type="string">
            <text:p text:style-name="P565">halt $_DAY is not a recognized day!</text:p>
          </table:table-cell>
        </table:table-row>
        <table:table-row table:style-name="Table73.4">
          <table:table-cell table:style-name="Table73.A9" office:value-type="string">
            <text:p text:style-name="P564">9</text:p>
          </table:table-cell>
          <table:table-cell table:style-name="Table73.B2" office:value-type="string">
            <text:p text:style-name="P562">/config default_away_message I hate Mondays</text:p>
          </table:table-cell>
        </table:table-row>
        <table:table-row table:style-name="Table73.4">
          <table:table-cell table:style-name="Table73.A10" office:value-type="string">
            <text:p text:style-name="P564">10</text:p>
          </table:table-cell>
          <table:table-cell table:style-name="Table73.B2" office:value-type="string">
            <text:p text:style-name="P566">end</text:p>
          </table:table-cell>
        </table:table-row>
        <table:table-row table:style-name="Table73.4">
          <table:table-cell table:style-name="Table73.A11" office:value-type="string">
            <text:p text:style-name="P564">11</text:p>
          </table:table-cell>
          <table:table-cell table:style-name="Table73.B2" office:value-type="string">
            <text:p text:style-name="P562">/config default_away_message At least it's not Monday</text:p>
          </table:table-cell>
        </table:table-row>
        <table:table-row table:style-name="Table73.4">
          <table:table-cell table:style-name="Table73.A12" office:value-type="string">
            <text:p text:style-name="P564">12</text:p>
          </table:table-cell>
          <table:table-cell table:style-name="Table73.B2" office:value-type="string">
            <text:p text:style-name="P566">end</text:p>
          </table:table-cell>
        </table:table-row>
        <table:table-row table:style-name="Table73.4">
          <table:table-cell table:style-name="Table73.A13" office:value-type="string">
            <text:p text:style-name="P564">13</text:p>
          </table:table-cell>
          <table:table-cell table:style-name="Table73.B2" office:value-type="string">
            <text:p text:style-name="P562">/config default_away_message It's Wednesday, my dudes</text:p>
          </table:table-cell>
        </table:table-row>
        <table:table-row table:style-name="Table73.4">
          <table:table-cell table:style-name="Table73.A14" office:value-type="string">
            <text:p text:style-name="P564">14</text:p>
          </table:table-cell>
          <table:table-cell table:style-name="Table73.B2" office:value-type="string">
            <text:p text:style-name="P566">end</text:p>
          </table:table-cell>
        </table:table-row>
        <table:table-row table:style-name="Table73.4">
          <table:table-cell table:style-name="Table73.A15" office:value-type="string">
            <text:p text:style-name="P564">15</text:p>
          </table:table-cell>
          <table:table-cell table:style-name="Table73.B2" office:value-type="string">
            <text:p text:style-name="P562">/config default_away_message It's almost Friday...</text:p>
          </table:table-cell>
        </table:table-row>
        <table:table-row table:style-name="Table73.4">
          <table:table-cell table:style-name="Table73.A16" office:value-type="string">
            <text:p text:style-name="P564">16</text:p>
          </table:table-cell>
          <table:table-cell table:style-name="Table73.B2" office:value-type="string">
            <text:p text:style-name="P566">end</text:p>
          </table:table-cell>
        </table:table-row>
        <table:table-row table:style-name="Table73.4">
          <table:table-cell table:style-name="Table73.A17" office:value-type="string">
            <text:p text:style-name="P564">17</text:p>
          </table:table-cell>
          <table:table-cell table:style-name="Table73.B2" office:value-type="string">
            <text:p text:style-name="P562">/config default_away_message It's Friday!</text:p>
          </table:table-cell>
        </table:table-row>
        <table:table-row table:style-name="Table73.4">
          <table:table-cell table:style-name="Table73.A18" office:value-type="string">
            <text:p text:style-name="P564">18</text:p>
          </table:table-cell>
          <table:table-cell table:style-name="Table73.B2" office:value-type="string">
            <text:p text:style-name="P566">end</text:p>
          </table:table-cell>
        </table:table-row>
        <table:table-row table:style-name="Table73.4">
          <table:table-cell table:style-name="Table73.A19" office:value-type="string">
            <text:p text:style-name="P564">19</text:p>
          </table:table-cell>
          <table:table-cell table:style-name="Table73.B2" office:value-type="string">
            <text:p text:style-name="P562">/config default_away_message I love Saturday!</text:p>
          </table:table-cell>
        </table:table-row>
        <table:table-row table:style-name="Table73.4">
          <table:table-cell table:style-name="Table73.A20" office:value-type="string">
            <text:p text:style-name="P564">20</text:p>
          </table:table-cell>
          <table:table-cell table:style-name="Table73.B2" office:value-type="string">
            <text:p text:style-name="P566">end</text:p>
          </table:table-cell>
        </table:table-row>
        <table:table-row table:style-name="Table73.4">
          <table:table-cell table:style-name="Table73.A21" office:value-type="string">
            <text:p text:style-name="P564">21</text:p>
          </table:table-cell>
          <table:table-cell table:style-name="Table73.B2" office:value-type="string">
            <text:p text:style-name="P562">/config default_away_message It's almost Monday...</text:p>
          </table:table-cell>
        </table:table-row>
        <table:table-row table:style-name="Table73.22">
          <table:table-cell table:style-name="Table73.A22" office:value-type="string">
            <text:p text:style-name="P564">22</text:p>
          </table:table-cell>
          <table:table-cell table:style-name="Table73.B22" office:value-type="string">
            <text:p text:style-name="P566">end</text:p>
          </table:table-cell>
        </table:table-row>
      </table:table>
      <text:p text:style-name="P567"/>
      <text:p text:style-name="P568">This script uses <text:span text:style-name="T15">if</text:span> and the built-in alias <text:span text:style-name="T15">$_DAY</text:span> to check what day of the week it is, and sets the default away message, using <text:span text:style-name="T698">goto</text:span><text:span text:style-name="T699"> and</text:span> <text:span text:style-name="T15">/config</text:span>, with a special message for each individual day. <text:span text:style-name="T697">If, for some reason, the name of the day of the week stored in </text:span><text:span text:style-name="T700">$_DAY</text:span><text:span text:style-name="T697"> is not recognized, the script uses the </text:span><text:span text:style-name="T700">halt</text:span><text:span text:style-name="T697"> command to show an error message to the user.</text:span></text:p>
      <text:p text:style-name="P567"/>
      <text:p text:style-name="P567"/>
      <text:p text:style-name="P567"/>
      <text:p text:style-name="P567"/>
      <text:p text:style-name="P567"/>
      <text:p text:style-name="P567"/>
      <text:p text:style-name="P567"/>
      <text:p text:style-name="P567"/>
      <text:p text:style-name="P567"/>
      <text:p text:style-name="P567"/>
      <text:h text:style-name="P569" text:outline-level="3" text:is-list-header="true"><text:bookmark-start text:name="__RefHeading___Toc12166_3140508971 Copy 1 Copy 1 Copy 1"/><text:soft-page-break/>"Trout" Command<text:bookmark-end text:name="__RefHeading___Toc12166_3140508971 Copy 1 Copy 1 Copy 1"/></text:h>
      <text:p text:style-name="P570">Many IRC clients have had the ability to create a "trout" command or macro: a command that takes a single nickname as an argument, and sends a CTCP action message to the current chat that says "slaps NICKNAME with a trout". Here's how you can do that in MERK!</text:p>
      <text:p text:style-name="P570"/>
      <text:p text:style-name="P570">First, we're going to write a script that takes a single argument and uses it to send a CTCP action message to the current chat. We'll save this script to a file named <text:span text:style-name="T15">trout.merk</text:span><text:span text:style-name="T379"> </text:span><text:span text:style-name="T701">in your scripts directory</text:span>:</text:p>
      <text:p text:style-name="P571"/>
      <table:table table:name="Table82" table:style-name="Table82">
        <table:table-column table:style-name="Table82.A"/>
        <table:table-row>
          <table:table-cell table:style-name="Table82.A1" office:value-type="string">
            <text:p text:style-name="P572"><text:span text:style-name="T677">restrict </text:span><text:span text:style-name="T690">channel private</text:span></text:p>
            <text:p text:style-name="P573">usage 1 <text:span text:style-name="T702">Usage: /trout NICKNAME</text:span></text:p>
            <text:p text:style-name="P573">/<text:span text:style-name="T702">me slaps $_1 with a trout</text:span></text:p>
          </table:table-cell>
        </table:table-row>
      </table:table>
      <text:p text:style-name="P574"><text:line-break/><text:span text:style-name="T702">Now that we have our script, we'll use it to create a macro. We can put this command into the text input widget, a connection script, or another script:</text:span><text:span text:style-name="T703"/></text:p>
      <text:p text:style-name="P571"/>
      <table:table table:name="Table83" table:style-name="Table83">
        <table:table-column table:style-name="Table83.A"/>
        <table:table-row>
          <table:table-cell table:style-name="Table83.A1" office:value-type="string">
            <text:p text:style-name="P573">/<text:span text:style-name="T702">macro trout trout.merk "/trout NICKNAME" "Slaps someone with a trout"</text:span></text:p>
          </table:table-cell>
        </table:table-row>
      </table:table>
      <text:p text:style-name="P574"/>
      <text:p text:style-name="P575">Our "trout" command is complete!</text:p>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1" text:outline-level="1" text:is-list-header="true"><text:bookmark-start text:name="__RefHeading___Toc4367_737576689"/><text:soft-page-break/>Advanced Settings<text:bookmark-end text:name="__RefHeading___Toc4367_737576689"/></text:h>
      <text:p text:style-name="P576"><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4">break any existing scripts,</text:span><text:span text:style-name="T8"> or fill up your hard drive. </text:span><text:span text:style-name="T705">If this occurs, please see </text:span><text:a xlink:type="simple" xlink:href="#3.1.Resetting MERK to Default Settings|outline" text:style-name="Internet_20_link" text:visited-style-name="Visited_20_Internet_20_Link"><text:span text:style-name="T706">Resetting MERK to Default Settings</text:span></text:a><text:span text:style-name="T705">.</text:span></text:p>
      <text:p text:style-name="P56">Changing these settings is not recommended, but may be desired.</text:p>
      <text:h text:style-name="P577" text:outline-level="2"><text:bookmark-start text:name="__RefHeading___Toc4369_737576689"/>Options<text:bookmark-end text:name="__RefHeading___Toc4369_737576689"/></text:h>
      <text:p text:style-name="P578">To change any of these settings, advanced settings must be enabled <text:span text:style-name="T707">by clicking this checkbox</text:span>:</text:p>
      <text:p text:style-name="P579"><draw:frame draw:style-name="fr1" draw:name="Image18" text:anchor-type="as-char" svg:width="2.3437in" svg:height="0.3126in" draw:z-index="7"><draw:image xlink:href="Pictures/10000001000000E10000001E4405AF02.png" xlink:type="simple" xlink:show="embed" xlink:actuate="onLoad" draw:mime-type="image/png"/></draw:frame></text:p>
      <text:p text:style-name="P58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8">When changing any any advanced setting, </text:span><text:span text:style-name="T709">restarting MERK is recommended</text:span><text:span text:style-name="T708">.<text:line-break/></text:span></text:p>
      <text:list text:style-name="L29">
        <text:list-item>
          <text:p text:style-name="P581">Connection heartbeat.<text:span text:style-name="T8"> This sets how often MERK "pings" the IRC server to keep the network connection active. The default is once every 120 seconds.</text:span></text:p>
        </text:list-item>
        <text:list-item>
          <text:p text:style-name="P582"><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2"><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3">Save all system messages to log<text:span text:style-name="T8">. Checking this option will save nearly all messages displayed if logging is turned on. This will drastically increase the size of saved logs.</text:span></text:p>
        </text:list-item>
        <text:list-item>
          <text:p text:style-name="P583">Write all network input and output to STDOUT<text:span text:style-name="T8">. This will show all IRC network traffic in STDOUT, which is normally printed to the console MERK is being ran from. This will not display anything if MERK is being </text:span><text:span text:style-name="T710">executed with the PyInstaller executable (without using additional software to view STDOUT).</text:span></text:p>
        </text:list-item>
        <text:list-item>
          <text:p text:style-name="P584">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1">WARNING!</text:span><text:span text:style-name="T8"> This will write a </text:span><text:span text:style-name="T712">lot</text:span><text:span text:style-name="T713"> </text:span><text:span text:style-name="T714">of </text:span><text:span text:style-name="T713">data to your hard drive.</text:span></text:p>
        </text:list-item>
      </text:list>
      <text:p text:style-name="P5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1T12:29:47.063128600</dc:date>
    <meta:editing-duration>P36DT36M59S</meta:editing-duration>
    <meta:editing-cycles>676</meta:editing-cycles>
    <meta:generator>LibreOffice/25.8.2.2$Windows_X86_64 LibreOffice_project/d401f2107ccab8f924a8e2df40f573aab7605b6f</meta:generator>
    <meta:print-date>2025-10-20T22:50:21.765369600</meta:print-date>
    <meta:printed-by>PDF files</meta:printed-by>
    <meta:document-statistic meta:table-count="92" meta:image-count="29" meta:object-count="0" meta:page-count="74" meta:paragraph-count="1349" meta:word-count="19397" meta:character-count="113180" meta:non-whitespace-character-count="94574"/>
  </office:meta>
</office:document-meta>
</file>